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EA000001ADADBC31F0BA639A5B.png" manifest:media-type="image/png"/>
  <manifest:file-entry manifest:full-path="Pictures/100002010000035D0000019F2A9E7BCCB108298E.png" manifest:media-type="image/png"/>
  <manifest:file-entry manifest:full-path="Pictures/1000020100000435000002014AA292AE2CC1FE7E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Calibri1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7.2556in" fo:margin-left="-0.0854in" table:align="left"/>
    </style:style>
    <style:style style:name="Tabla2.A" style:family="table-column">
      <style:table-column-properties style:column-width="1.5382in"/>
    </style:style>
    <style:style style:name="Tabla2.B" style:family="table-column">
      <style:table-column-properties style:column-width="2.8688in"/>
    </style:style>
    <style:style style:name="Tabla2.C" style:family="table-column">
      <style:table-column-properties style:column-width="2.8486in"/>
    </style:style>
    <style:style style:name="Tabla2.A1" style:family="table-cell">
      <style:table-cell-properties fo:background-color="#eeece1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2" style:family="table-cell">
      <style:table-cell-properties fo:background-color="#ffffff" fo:padding-left="0.0681in" fo:padding-right="0.075in" fo:padding-top="0in" fo:padding-bottom="0in" fo:border="0.5pt solid #000001" style:writing-mode="lr-tb">
        <style:background-image/>
      </style:table-cell-properties>
    </style:style>
    <style:style style:name="Tabla2.A3" style:family="table-cell">
      <style:table-cell-properties fo:background-color="#ffffff" fo:padding-left="0.0681in" fo:padding-right="0.075in" fo:padding-top="0in" fo:padding-bottom="0in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Exámenescortos" style:family="table">
      <style:table-properties style:width="5.5625in" table:align="left"/>
    </style:style>
    <style:style style:name="Exámenescortos.A" style:family="table-column">
      <style:table-column-properties style:column-width="2.1729in"/>
    </style:style>
    <style:style style:name="Exámenescortos.B" style:family="table-column">
      <style:table-column-properties style:column-width="1.6951in"/>
    </style:style>
    <style:style style:name="Exámenescortos.C" style:family="table-column">
      <style:table-column-properties style:column-width="1.6944in"/>
    </style:style>
    <style:style style:name="Exámenescortos.A1" style:family="table-cell">
      <style:table-cell-properties fo:padding="0in" fo:border="none" style:writing-mode="page"/>
    </style:style>
    <style:style style:name="tareas" style:family="table">
      <style:table-properties style:width="6.9236in" table:align="left"/>
    </style:style>
    <style:style style:name="tareas.A" style:family="table-column">
      <style:table-column-properties style:column-width="1.8125in"/>
    </style:style>
    <style:style style:name="tareas.B" style:family="table-column">
      <style:table-column-properties style:column-width="2.8042in"/>
    </style:style>
    <style:style style:name="tareas.C" style:family="table-column">
      <style:table-column-properties style:column-width="2.3069in"/>
    </style:style>
    <style:style style:name="tareas.A1" style:family="table-cell">
      <style:table-cell-properties style:vertical-align="middle" fo:padding="0in" fo:border="none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style:vertical-align="middle" fo:padding="0in" fo:border="none" style:writing-mode="page"/>
    </style:style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P3" style:family="paragraph" style:parent-style-name="Footer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P4" style:family="paragraph" style:parent-style-name="Footer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style:font-size-asian="11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f8eba" style:font-size-asian="11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2f8eba" style:font-size-asian="11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fo:font-weight="bold" officeooo:rsid="003590ca" officeooo:paragraph-rsid="003590ca" style:font-name-asian="Calibri" style:font-size-asian="11pt" style:font-weight-asian="bold" style:font-name-complex="Calibri" style:font-weight-complex="bold"/>
    </style:style>
    <style:style style:name="P1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size-complex="10pt" style:font-weight-complex="bold"/>
    </style:style>
    <style:style style:name="P1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3.0189in"/>
          <style:tab-stop style:position="6.8854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1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a64d6" fo:background-color="#ffffff" style:font-name-asian="Calibri" style:font-size-asian="11pt" style:font-weight-asian="bold" style:font-name-complex="Calibri" style:font-weight-complex="bold"/>
    </style:style>
    <style:style style:name="P1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a64d6" officeooo:paragraph-rsid="002bf505" fo:background-color="#ffffff" style:font-name-asian="Calibri" style:font-size-asian="11pt" style:font-weight-asian="bold" style:font-name-complex="Calibri" style:font-weight-complex="bold"/>
    </style:style>
    <style:style style:name="P1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ed6a1" officeooo:paragraph-rsid="002ed6a1" fo:background-color="#ffffff" style:font-name-asian="Calibri" style:font-size-asian="11pt" style:font-weight-asian="bold" style:font-name-complex="Calibri" style:font-weight-complex="bold"/>
    </style:style>
    <style:style style:name="P1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f223a" officeooo:paragraph-rsid="00347d9b" fo:background-color="#ffffff" style:font-name-asian="Calibri" style:font-size-asian="11pt" style:font-weight-asian="bold" style:font-name-complex="Calibri" style:font-weight-complex="bold"/>
    </style:style>
    <style:style style:name="P1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47d9b" officeooo:paragraph-rsid="00347d9b" fo:background-color="#ffffff" style:font-name-asian="Calibri" style:font-size-asian="11pt" style:font-weight-asian="bold" style:font-name-complex="Calibri" style:font-weight-complex="bold"/>
    </style:style>
    <style:style style:name="P2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21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style:font-name-asian="Calibri" style:font-size-asian="11pt" style:font-weight-asian="bold" style:font-name-complex="Calibri" style:font-weight-complex="bold"/>
    </style:style>
    <style:style style:name="P22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4b01f" officeooo:paragraph-rsid="0024b01f" style:font-name-asian="Calibri" style:font-size-asian="11pt" style:font-weight-asian="bold" style:font-name-complex="Calibri" style:font-weight-complex="bold"/>
    </style:style>
    <style:style style:name="P2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94d92" officeooo:paragraph-rsid="00294d92" style:font-name-asian="Calibri" style:font-size-asian="11pt" style:font-weight-asian="bold" style:font-name-complex="Calibri" style:font-weight-complex="bold"/>
    </style:style>
    <style:style style:name="P2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6db1" officeooo:paragraph-rsid="0028050c" style:font-name-asian="Calibri" style:font-size-asian="11pt" style:font-weight-asian="bold" style:font-name-complex="Calibri" style:font-size-complex="10pt" style:font-weight-complex="bold"/>
    </style:style>
    <style:style style:name="P2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7ef0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27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2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29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347d9b" officeooo:paragraph-rsid="00347d9b" fo:background-color="#ffffff" style:font-name-asian="Calibri" style:font-size-asian="11pt" style:font-name-complex="Calibri"/>
    </style:style>
    <style:style style:name="P3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size-complex="10pt" style:font-weight-complex="normal"/>
    </style:style>
    <style:style style:name="P32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42aca8" fo:background-color="#ffffff" style:font-name-asian="Calibri" style:font-size-asian="11pt" style:font-weight-asian="normal" style:font-name-complex="Calibri" style:font-size-complex="10pt" style:font-weight-complex="normal"/>
    </style:style>
    <style:style style:name="P3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3590ca" officeooo:paragraph-rsid="003590ca" fo:background-color="#ffffff" style:font-name-asian="Calibri" style:font-size-asian="11pt" style:font-weight-asian="normal" style:font-name-complex="Calibri" style:font-size-complex="10pt" style:font-weight-complex="normal"/>
    </style:style>
    <style:style style:name="P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size-complex="10pt" style:font-weight-complex="normal"/>
    </style:style>
    <style:style style:name="P36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4b01f"/>
    </style:style>
    <style:style style:name="P37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68521"/>
    </style:style>
    <style:style style:name="P38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officeooo:paragraph-rsid="0028050c"/>
    </style:style>
    <style:style style:name="P39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officeooo:paragraph-rsid="002f8eba"/>
    </style:style>
    <style:style style:name="P40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1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P42" style:family="paragraph" style:parent-style-name="Encabezado">
      <style:paragraph-properties fo:text-align="end" style:justify-single-word="false"/>
    </style:style>
    <style:style style:name="P43" style:family="paragraph" style:parent-style-name="Standard_20__28_user_29_">
      <style:paragraph-properties fo:text-align="center" style:justify-single-word="false"/>
    </style:style>
    <style:style style:name="P44" style:family="paragraph" style:parent-style-name="Standard_20__28_user_29_">
      <style:paragraph-properties fo:text-align="center" style:justify-single-word="false"/>
      <style:text-properties style:font-name="Calibri" fo:font-size="14pt" fo:font-weight="bold" style:font-size-asian="14pt" style:font-weight-asian="bold" style:font-weight-complex="bold"/>
    </style:style>
    <style:style style:name="P45" style:family="paragraph" style:parent-style-name="Standard_20__28_user_29_">
      <style:text-properties style:font-name="Calibri" fo:font-size="11pt" fo:font-weight="bold" style:font-size-asian="11pt" style:font-weight-asian="bold" style:font-weight-complex="bold"/>
    </style:style>
    <style:style style:name="P46" style:family="paragraph" style:parent-style-name="Standard_20__28_user_29_">
      <style:paragraph-properties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47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bold" officeooo:paragraph-rsid="003ae86c" style:font-size-asian="11pt" style:font-weight-asian="bold" style:font-weight-complex="bold"/>
    </style:style>
    <style:style style:name="P48" style:family="paragraph" style:parent-style-name="Standard_20__28_user_29_">
      <style:paragraph-properties fo:text-align="justify" style:justify-single-word="false"/>
      <style:text-properties style:font-name="Calibri" fo:font-size="11pt" fo:language="es" fo:country="MX" fo:font-weight="bold" style:font-size-asian="11pt" style:font-weight-asian="bold" style:font-weight-complex="bold"/>
    </style:style>
    <style:style style:name="P49" style:family="paragraph" style:parent-style-name="Standard_20__28_user_29_">
      <style:paragraph-properties fo:line-height="115%" fo:text-align="center" style:justify-single-word="false"/>
      <style:text-properties style:font-name="Calibri" fo:font-size="11pt" officeooo:paragraph-rsid="001fe849" style:font-size-asian="11pt"/>
    </style:style>
    <style:style style:name="P50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1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493fde" officeooo:paragraph-rsid="003ae86c" style:font-size-asian="11pt" style:font-weight-asian="normal" style:font-weight-complex="normal"/>
    </style:style>
    <style:style style:name="P52" style:family="paragraph" style:parent-style-name="Standard_20__28_user_29_">
      <style:paragraph-properties fo:line-height="115%" fo:text-align="center" style:justify-single-word="false"/>
      <style:text-properties style:font-name="Calibri" fo:font-size="11pt" fo:font-weight="normal" officeooo:rsid="00493fde" officeooo:paragraph-rsid="00311afe" style:font-size-asian="11pt" style:font-weight-asian="normal" style:font-weight-complex="normal"/>
    </style:style>
    <style:style style:name="P53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13e16" officeooo:paragraph-rsid="003ae86c" style:font-size-asian="11pt" style:font-weight-asian="normal" style:font-weight-complex="normal"/>
    </style:style>
    <style:style style:name="P54" style:family="paragraph" style:parent-style-name="Standard_20__28_user_29_">
      <style:paragraph-properties fo:line-height="115%" fo:text-align="justify" style:justify-single-word="false"/>
      <style:text-properties style:font-name="Calibri" fo:font-size="11pt" fo:font-weight="normal" officeooo:rsid="00629813" officeooo:paragraph-rsid="003ae86c" style:font-size-asian="11pt" style:font-weight-asian="normal" style:font-weight-complex="normal"/>
    </style:style>
    <style:style style:name="P55" style:family="paragraph" style:parent-style-name="Standard_20__28_user_29_">
      <style:text-properties style:font-name="Calibri" fo:font-weight="bold" style:font-weight-asian="bold" style:font-weight-complex="bold"/>
    </style:style>
    <style:style style:name="P56" style:family="paragraph" style:parent-style-name="Standard_20__28_user_29_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57" style:family="paragraph" style:parent-style-name="Standard_20__28_user_29_">
      <style:paragraph-properties fo:text-align="center" style:justify-single-word="false"/>
      <style:text-properties style:font-name="Calibri" fo:font-size="10pt" style:font-size-asian="10pt" style:font-size-complex="10pt"/>
    </style:style>
    <style:style style:name="P58" style:family="paragraph" style:parent-style-name="Standard_20__28_user_29_">
      <style:paragraph-properties fo:text-align="center" style:justify-single-word="false"/>
      <style:text-properties style:font-name="Calibri" fo:font-size="10pt" officeooo:paragraph-rsid="00347d9b" style:font-size-asian="10pt" style:font-size-complex="10pt"/>
    </style:style>
    <style:style style:name="P59" style:family="paragraph" style:parent-style-name="Standard_20__28_user_29_">
      <style:paragraph-properties fo:text-align="center" style:justify-single-word="false"/>
      <style:text-properties style:font-name="Calibri" fo:font-size="10pt" officeooo:paragraph-rsid="003590ca" style:font-size-asian="10pt" style:font-size-complex="10pt"/>
    </style:style>
    <style:style style:name="P60" style:family="paragraph" style:parent-style-name="Standard_20__28_user_29_">
      <style:paragraph-properties fo:text-align="center" style:justify-single-word="false"/>
      <style:text-properties style:font-name="Calibri" fo:font-size="10pt" officeooo:rsid="0016783d" officeooo:paragraph-rsid="0016783d" style:font-size-asian="10pt" style:font-size-complex="10pt"/>
    </style:style>
    <style:style style:name="P61" style:family="paragraph" style:parent-style-name="Standard_20__28_user_29_">
      <style:paragraph-properties fo:text-align="center" style:justify-single-word="false"/>
      <style:text-properties style:font-name="Calibri" fo:font-size="10pt" officeooo:rsid="001caf58" officeooo:paragraph-rsid="001caf58" style:font-size-asian="10pt" style:font-size-complex="10pt"/>
    </style:style>
    <style:style style:name="P62" style:family="paragraph" style:parent-style-name="Standard_20__28_user_29_">
      <style:paragraph-properties fo:text-align="center" style:justify-single-word="false"/>
      <style:text-properties style:font-name="Calibri" fo:font-size="10pt" officeooo:rsid="00330881" officeooo:paragraph-rsid="00330881" style:font-size-asian="10pt" style:font-size-complex="10pt"/>
    </style:style>
    <style:style style:name="P63" style:family="paragraph" style:parent-style-name="Standard_20__28_user_29_">
      <style:paragraph-properties fo:text-align="center" style:justify-single-word="false"/>
      <style:text-properties style:font-name="Calibri" fo:font-size="10pt" officeooo:rsid="00347d9b" officeooo:paragraph-rsid="00347d9b" style:font-size-asian="10pt" style:font-size-complex="10pt"/>
    </style:style>
    <style:style style:name="P64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30881" officeooo:paragraph-rsid="00330881" style:font-size-asian="12pt" style:font-weight-asian="bold" style:font-size-complex="12pt" style:font-weight-complex="bold"/>
    </style:style>
    <style:style style:name="P65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47d9b" style:font-size-asian="12pt" style:font-weight-asian="bold" style:font-size-complex="12pt" style:font-weight-complex="bold"/>
    </style:style>
    <style:style style:name="P66" style:family="paragraph" style:parent-style-name="Standard_20__28_user_29_">
      <style:paragraph-properties fo:text-align="justify" style:justify-single-word="false"/>
    </style:style>
    <style:style style:name="P67" style:family="paragraph" style:parent-style-name="Standard_20__28_user_29_">
      <style:paragraph-properties fo:text-align="center" style:justify-single-word="false"/>
      <style:text-properties fo:color="#1c1c1c" style:font-name="Calibri" fo:font-size="10pt" style:font-size-asian="10pt" style:font-size-complex="10pt"/>
    </style:style>
    <style:style style:name="P68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24b01f" officeooo:paragraph-rsid="0024b01f" style:font-size-asian="10pt" style:font-size-complex="10pt"/>
    </style:style>
    <style:style style:name="P69" style:family="paragraph" style:parent-style-name="Standard_20__28_user_29_">
      <style:paragraph-properties fo:text-align="center" style:justify-single-word="false"/>
      <style:text-properties fo:color="#1c1c1c" style:font-name="Calibri" fo:font-size="10pt" officeooo:rsid="00311afe" officeooo:paragraph-rsid="00311afe" style:font-size-asian="10pt" style:font-size-complex="10pt"/>
    </style:style>
    <style:style style:name="P70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24b01f" officeooo:paragraph-rsid="0024b01f" style:font-size-asian="12pt" style:font-weight-asian="bold" style:font-size-complex="12pt" style:font-weight-complex="bold"/>
    </style:style>
    <style:style style:name="P71" style:family="paragraph" style:parent-style-name="Standard_20__28_user_29_">
      <style:paragraph-properties fo:text-align="center" style:justify-single-word="false"/>
      <style:text-properties fo:color="#1c1c1c" style:font-name="Calibri" fo:font-size="12pt" fo:font-weight="bold" officeooo:rsid="00311afe" officeooo:paragraph-rsid="00311afe" style:font-size-asian="12pt" style:font-weight-asian="bold" style:font-size-complex="12pt" style:font-weight-complex="bold"/>
    </style:style>
    <style:style style:name="P72" style:family="paragraph" style:parent-style-name="Standard_20__28_user_29_">
      <style:paragraph-properties fo:text-align="justify" style:justify-single-word="false"/>
      <style:text-properties fo:color="#111111" style:font-name="Calibri" fo:font-size="11pt" fo:font-weight="bold" style:font-size-asian="11pt" style:font-weight-asian="bold" style:font-weight-complex="bold"/>
    </style:style>
    <style:style style:name="P73" style:family="paragraph" style:parent-style-name="Standard_20__28_user_29_">
      <style:paragraph-properties fo:line-height="115%" fo:text-align="justify" style:justify-single-word="false"/>
      <style:text-properties fo:color="#111111" style:font-name="Calibri" fo:font-size="11pt" fo:font-weight="normal" officeooo:rsid="003f43e1" officeooo:paragraph-rsid="00311afe" style:font-size-asian="11pt" style:font-weight-asian="normal" style:font-weight-complex="normal"/>
    </style:style>
    <style:style style:name="P74" style:family="paragraph" style:parent-style-name="Standard_20__28_user_29_">
      <style:paragraph-properties fo:line-height="115%" fo:text-align="center" style:justify-single-word="false"/>
      <style:text-properties fo:color="#000000" style:font-name="Calibri" fo:font-size="11pt" fo:font-weight="bold" officeooo:rsid="001effe8" officeooo:paragraph-rsid="001fd34f" fo:background-color="#ffffff" style:font-name-asian="Calibri" style:font-size-asian="11pt" style:font-weight-asian="bold" style:font-name-complex="Calibri"/>
    </style:style>
    <style:style style:name="P75" style:family="paragraph" style:parent-style-name="Standard_20__28_user_29_">
      <style:paragraph-properties fo:line-height="115%" fo:text-align="center" style:justify-single-word="false"/>
      <style:text-properties officeooo:paragraph-rsid="001fe849"/>
    </style:style>
    <style:style style:name="P76" style:family="paragraph" style:parent-style-name="Standard_20__28_user_29_">
      <style:paragraph-properties fo:line-height="115%" fo:text-align="justify" style:justify-single-word="false"/>
      <style:text-properties officeooo:paragraph-rsid="00311afe"/>
    </style:style>
    <style:style style:name="P77" style:family="paragraph" style:parent-style-name="Standard_20__28_user_29_">
      <style:paragraph-properties fo:line-height="115%" fo:text-align="justify" style:justify-single-word="false"/>
      <style:text-properties officeooo:paragraph-rsid="003ae86c"/>
    </style:style>
    <style:style style:name="P78" style:family="paragraph" style:parent-style-name="Standard">
      <style:paragraph-properties fo:margin-left="0in" fo:margin-right="0in" fo:margin-top="0in" fo:margin-bottom="0.0835in" loext:contextual-spacing="false" fo:text-align="justify" style:justify-single-word="false" fo:text-indent="0.25in" style:auto-text-indent="false"/>
      <style:text-properties style:font-name="Calibri" fo:font-size="11pt" fo:font-weight="bold" style:font-size-asian="11pt" style:font-weight-asian="bold" style:font-weight-complex="bold"/>
    </style:style>
    <style:style style:name="P79" style:family="paragraph" style:parent-style-name="Standard_20__28_user_29_">
      <style:paragraph-properties fo:margin-top="0in" fo:margin-bottom="0.0835in" loext:contextual-spacing="false"/>
      <style:text-properties style:font-name="Calibri" fo:font-size="11pt" fo:font-weight="bold" style:font-size-asian="11pt" style:font-weight-asian="bold" style:font-weight-complex="bold"/>
    </style:style>
    <style:style style:name="P80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size-asian="11pt" style:font-weight-asian="bold" style:font-weight-complex="bold"/>
    </style:style>
    <style:style style:name="P81" style:family="paragraph" style:parent-style-name="Standard_20__28_user_29_">
      <style:paragraph-properties fo:margin-top="0in" fo:margin-bottom="0.0835in" loext:contextual-spacing="false" fo:text-align="justify" style:justify-single-word="false"/>
    </style:style>
    <style:style style:name="P82" style:family="paragraph" style:parent-style-name="Standard_20__28_user_29_">
      <style:paragraph-properties fo:margin-top="0in" fo:margin-bottom="0.0835in" loext:contextual-spacing="false" fo:text-align="justify" style:justify-single-word="false"/>
      <style:text-properties officeooo:paragraph-rsid="003c11cb"/>
    </style:style>
    <style:style style:name="P83" style:family="paragraph" style:parent-style-name="Standard">
      <style:paragraph-properties fo:margin-top="0in" fo:margin-bottom="0.0835in" loext:contextual-spacing="false" fo:text-align="justify" style:justify-single-word="false"/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P84" style:family="paragraph" style:parent-style-name="Standard">
      <style:paragraph-properties fo:margin-top="0in" fo:margin-bottom="0.0835in" loext:contextual-spacing="false" fo:text-align="justify" style:justify-single-word="false"/>
    </style:style>
    <style:style style:name="P85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fo:background-color="#ffffff" style:font-name-asian="Calibri" style:font-size-asian="11pt" style:font-weight-asian="bold" style:font-name-complex="Calibri" style:font-weight-complex="bold"/>
    </style:style>
    <style:style style:name="P86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374d26" officeooo:paragraph-rsid="00374d26" fo:background-color="#ffffff" style:font-name-asian="Calibri" style:font-size-asian="11pt" style:font-weight-asian="bold" style:font-name-complex="Calibri" style:font-weight-complex="bold"/>
    </style:style>
    <style:style style:name="P87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88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89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a64d6" fo:background-color="#ffffff" style:font-name-asian="Calibri" style:font-size-asian="11pt" style:font-weight-asian="normal" style:font-name-complex="Calibri" style:font-size-complex="10pt" style:font-weight-complex="normal"/>
    </style:style>
    <style:style style:name="P90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bf505" fo:background-color="#ffffff" style:font-name-asian="Calibri" style:font-size-asian="11pt" style:font-weight-asian="normal" style:font-name-complex="Calibri" style:font-size-complex="10pt" style:font-weight-complex="normal"/>
    </style:style>
    <style:style style:name="P91" style:family="paragraph" style:parent-style-name="Standard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fo:font-weight="bold" officeooo:rsid="003590ca" officeooo:paragraph-rsid="003590ca" fo:background-color="#ffffff" style:font-name-asian="Calibri" style:font-size-asian="11pt" style:font-weight-asian="bold" style:font-name-complex="Calibri" style:font-weight-complex="bold"/>
    </style:style>
    <style:style style:name="P92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4390"/>
    </style:style>
    <style:style style:name="P93" style:family="paragraph" style:parent-style-name="Standard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officeooo:paragraph-rsid="0020bc6e"/>
    </style:style>
    <style:style style:name="P94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529939" officeooo:paragraph-rsid="0028050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4c559a" officeooo:paragraph-rsid="0028050c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6" style:family="paragraph" style:parent-style-name="Standard">
      <style:paragraph-properties fo:margin-top="0in" fo:margin-bottom="0in" loext:contextual-spacing="false"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use-window-font-color="true" style:font-name="Calibri1" fo:font-size="11pt" fo:font-weight="normal" officeooo:rsid="009626cb" officeooo:paragraph-rsid="0042aca8" fo:background-color="transparent" style:font-name-asian="Calibri1" style:font-size-asian="11pt" style:font-weight-asian="normal" style:font-name-complex="Calibri1" style:font-size-complex="10pt" style:font-weight-complex="normal"/>
    </style:style>
    <style:style style:name="P97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c11cb" fo:background-color="transparent" style:font-name-asian="Calibri1" style:font-weight-asian="normal" style:font-name-complex="Calibri1" style:font-weight-complex="normal"/>
    </style:style>
    <style:style style:name="P9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weight-asian="normal" style:font-name-complex="Calibri1" style:font-weight-complex="normal"/>
    </style:style>
    <style:style style:name="P99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0a09d" fo:background-color="transparent" style:font-name-asian="Calibri1" style:font-weight-asian="normal" style:font-name-complex="Calibri1" style:font-weight-complex="normal"/>
    </style:style>
    <style:style style:name="P100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105ca" fo:background-color="transparent" style:font-name-asian="Calibri1" style:font-weight-asian="normal" style:font-name-complex="Calibri1" style:font-weight-complex="normal"/>
    </style:style>
    <style:style style:name="P101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84ce" fo:background-color="transparent" style:font-name-asian="Calibri1" style:font-weight-asian="normal" style:font-name-complex="Calibri1" style:font-weight-complex="normal"/>
    </style:style>
    <style:style style:name="P102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aca8" fo:background-color="transparent" style:font-name-asian="Calibri1" style:font-weight-asian="normal" style:font-name-complex="Calibri1" style:font-weight-complex="normal"/>
    </style:style>
    <style:style style:name="P10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46185" fo:background-color="transparent" style:font-name-asian="Calibri1" style:font-weight-asian="normal" style:font-name-complex="Calibri1" style:font-weight-complex="normal"/>
    </style:style>
    <style:style style:name="P10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446185" officeooo:paragraph-rsid="00446185" fo:background-color="transparent" style:font-name-asian="Calibri1" style:font-weight-asian="normal" style:font-name-complex="Calibri1" style:font-weight-complex="normal"/>
    </style:style>
    <style:style style:name="P10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size-asian="10pt" style:font-weight-asian="normal" style:font-name-complex="Calibri1" style:font-size-complex="10pt" style:font-weight-complex="normal"/>
    </style:style>
    <style:style style:name="P106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11afe" style:font-name-asian="Times New Roman" style:font-size-asian="11pt" style:font-weight-asian="bold" style:font-name-complex="Times New Roman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797dd" officeooo:paragraph-rsid="003ae86c" style:font-name-asian="Times New Roman" style:font-size-asian="11pt" style:font-weight-asian="bold" style:font-name-complex="Times New Roman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11afe" style:font-name-asian="Times New Roman" style:font-size-asian="11pt" style:font-weight-asian="bold" style:font-name-complex="Times New Roman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6a6a8e" officeooo:paragraph-rsid="003ae86c" style:font-name-asian="Times New Roman" style:font-size-asian="11pt" style:font-weight-asian="bold" style:font-name-complex="Times New Roman" style:font-weight-complex="bold"/>
    </style:style>
    <style:style style:name="P110" style:family="paragraph" style:parent-style-name="Table_20_Contents">
      <style:paragraph-properties fo:text-align="center" style:justify-single-word="false"/>
      <style:text-properties style:font-name="Calibri" fo:font-size="11pt" officeooo:rsid="006797dd" officeooo:paragraph-rsid="00311afe" style:font-name-asian="Times New Roman" style:font-size-asian="11pt" style:font-name-complex="Times New Roman"/>
    </style:style>
    <style:style style:name="P111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11afe" style:font-name-asian="Times New Roman" style:font-size-asian="11pt" style:font-name-complex="Times New Roman"/>
    </style:style>
    <style:style style:name="P112" style:family="paragraph" style:parent-style-name="Table_20_Contents">
      <style:paragraph-properties fo:text-align="center" style:justify-single-word="false"/>
      <style:text-properties style:font-name="Calibri" fo:font-size="11pt" officeooo:rsid="007e13d4" officeooo:paragraph-rsid="003ae86c" style:font-name-asian="Times New Roman" style:font-size-asian="11pt" style:font-name-complex="Times New Roman"/>
    </style:style>
    <style:style style:name="P113" style:family="paragraph" style:parent-style-name="Table_20_Contents">
      <style:paragraph-properties fo:text-align="center" style:justify-single-word="false"/>
      <style:text-properties style:font-name="Calibri" fo:font-size="11pt" officeooo:rsid="006cfdba" officeooo:paragraph-rsid="00311afe" style:font-name-asian="Times New Roman" style:font-size-asian="11pt" style:font-name-complex="Times New Roman"/>
    </style:style>
    <style:style style:name="P114" style:family="paragraph" style:parent-style-name="Table_20_Contents">
      <style:paragraph-properties fo:text-align="center" style:justify-single-word="false"/>
      <style:text-properties style:font-name="Calibri" fo:font-size="11pt" officeooo:rsid="006c6ba2" officeooo:paragraph-rsid="00311afe" style:font-name-asian="Times New Roman" style:font-size-asian="11pt" style:font-name-complex="Times New Roman"/>
    </style:style>
    <style:style style:name="P115" style:family="paragraph" style:parent-style-name="Table_20_Contents">
      <style:paragraph-properties fo:text-align="center" style:justify-single-word="false"/>
      <style:text-properties style:font-name="Calibri" fo:font-size="11pt" officeooo:rsid="006a3901" officeooo:paragraph-rsid="00311afe" style:font-name-asian="Times New Roman" style:font-size-asian="11pt" style:font-name-complex="Times New Roman"/>
    </style:style>
    <style:style style:name="P116" style:family="paragraph" style:parent-style-name="Table_20_Contents">
      <style:paragraph-properties fo:text-align="center" style:justify-single-word="false"/>
      <style:text-properties style:font-name="Calibri" fo:font-size="11pt" officeooo:rsid="006a6a8e" officeooo:paragraph-rsid="00311afe" style:font-name-asian="Times New Roman" style:font-size-asian="11pt" style:font-name-complex="Times New Roman"/>
    </style:style>
    <style:style style:name="P117" style:family="paragraph" style:parent-style-name="Table_20_Contents">
      <style:paragraph-properties fo:text-align="justify" style:justify-single-word="false"/>
      <style:text-properties style:font-name="Calibri" fo:font-size="11pt" officeooo:rsid="006dcdf4" officeooo:paragraph-rsid="00311afe" style:font-name-asian="Times New Roman" style:font-size-asian="11pt" style:font-name-complex="Times New Roman"/>
    </style:style>
    <style:style style:name="P118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19" style:family="paragraph" style:parent-style-name="Table_20_Contents">
      <style:paragraph-properties fo:text-align="center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0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11afe" style:font-name-asian="Times New Roman" style:font-size-asian="11pt" style:font-name-complex="Times New Roman"/>
    </style:style>
    <style:style style:name="P121" style:family="paragraph" style:parent-style-name="Table_20_Contents">
      <style:paragraph-properties fo:text-align="justify" style:justify-single-word="false"/>
      <style:text-properties style:font-name="Calibri" fo:font-size="11pt" officeooo:rsid="006982a2" officeooo:paragraph-rsid="003ae86c" style:font-name-asian="Times New Roman" style:font-size-asian="11pt" style:font-name-complex="Times New Roman"/>
    </style:style>
    <style:style style:name="P122" style:family="paragraph" style:parent-style-name="Table_20_Contents">
      <style:paragraph-properties fo:text-align="center" style:justify-single-word="false"/>
      <style:text-properties style:font-name="Calibri" fo:font-size="11pt" officeooo:rsid="003ae86c" officeooo:paragraph-rsid="003ae86c" style:font-name-asian="Times New Roman" style:font-size-asian="11pt" style:font-name-complex="Times New Roman"/>
    </style:style>
    <style:style style:name="P123" style:family="paragraph" style:parent-style-name="Table_20_Contents">
      <style:paragraph-properties fo:text-align="justify" style:justify-single-word="false"/>
      <style:text-properties officeooo:paragraph-rsid="00311afe"/>
    </style:style>
    <style:style style:name="P124" style:family="paragraph" style:parent-style-name="Standard_20__28_user_29_" style:master-page-name="MP0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style:page-number="auto" fo:break-before="page"/>
      <style:text-properties style:font-name="Calibri" fo:font-size="14pt" fo:font-weight="bold" officeooo:rsid="007c02d5" officeooo:paragraph-rsid="001fd34f" style:font-size-asian="14pt" style:font-weight-asian="bold" style:font-weight-complex="bold"/>
    </style:style>
    <style:style style:name="P125" style:family="paragraph" style:parent-style-name="Standard_20__28_user_29_">
      <style:paragraph-properties fo:text-align="center" style:justify-single-word="false"/>
      <style:text-properties style:font-name="Calibri" fo:font-size="12pt" fo:font-weight="bold" officeooo:rsid="00347d9b" officeooo:paragraph-rsid="00330881" style:font-size-asian="12pt" style:font-weight-asian="bold" style:font-size-complex="12pt" style:font-weight-complex="bold"/>
    </style:style>
    <style:style style:name="P12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23e7ca" fo:background-color="#ffffff" style:font-name-asian="Calibri" style:font-size-asian="11pt" style:font-name-complex="Calibri"/>
    </style:style>
    <style:style style:name="P127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4654ca" officeooo:paragraph-rsid="0023e7ca" fo:background-color="#ffffff" style:font-name-asian="Calibri" style:font-size-asian="11pt" style:font-name-complex="Calibri"/>
    </style:style>
    <style:style style:name="P128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223a" officeooo:paragraph-rsid="00330881" fo:background-color="#ffffff" style:font-name-asian="Calibri" style:font-size-asian="11pt" style:font-name-complex="Calibri"/>
    </style:style>
    <style:style style:name="P129" style:family="paragraph" style:parent-style-name="Standard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style:font-name-asian="Calibri" style:font-size-asian="11pt" style:font-weight-asian="normal" style:font-name-complex="Calibri" style:font-weight-complex="normal"/>
    </style:style>
    <style:style style:name="P130" style:family="paragraph" style:parent-style-name="Standard" style:list-style-name="L2">
      <style:paragraph-properties fo:text-align="justify" style:justify-single-word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599d9" officeooo:paragraph-rsid="002599d9" style:font-name-asian="Calibri" style:font-size-asian="11pt" style:font-weight-asian="normal" style:font-name-complex="Calibri" style:font-weight-complex="normal"/>
    </style:style>
    <style:style style:name="P131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style:font-name-asian="Calibri" style:font-size-asian="11pt" style:font-weight-asian="normal" style:font-name-complex="Calibri" style:font-weight-complex="normal"/>
    </style:style>
    <style:style style:name="P132" style:family="paragraph" style:parent-style-name="Standard" style:list-style-name="L8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style:font-name-asian="Calibri" style:font-size-asian="11pt" style:font-weight-asian="normal" style:font-name-complex="Calibri" style:font-weight-complex="normal"/>
    </style:style>
    <style:style style:name="P13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6db1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4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8050c" style:font-name-asian="Calibri" style:font-size-asian="11pt" style:font-weight-asian="normal" style:font-name-complex="Calibri" style:font-size-complex="10pt" style:font-weight-complex="normal"/>
    </style:style>
    <style:style style:name="P135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6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style:font-name-asian="Calibri" style:font-size-asian="11pt" style:font-weight-asian="normal" style:font-name-complex="Calibri" style:font-size-complex="10pt" style:font-weight-complex="normal"/>
    </style:style>
    <style:style style:name="P137" style:family="paragraph" style:parent-style-name="Standard" style:list-style-name="L3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5a6d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8" style:family="paragraph" style:parent-style-name="Standard" style:list-style-name="L4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c4a0a" officeooo:paragraph-rsid="0028050c" fo:background-color="#ffffff" style:font-name-asian="Calibri" style:font-size-asian="11pt" style:font-weight-asian="normal" style:font-name-complex="Calibri" style:font-size-complex="10pt" style:font-weight-complex="normal"/>
    </style:style>
    <style:style style:name="P139" style:family="paragraph" style:parent-style-name="Standard" style:list-style-name="L5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7ef0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0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1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68521" officeooo:paragraph-rsid="00268521" fo:background-color="#ffffff" style:font-name-asian="Calibri" style:font-size-asian="11pt" style:font-weight-asian="normal" style:font-name-complex="Calibri" style:font-size-complex="10pt" style:font-weight-complex="normal"/>
    </style:style>
    <style:style style:name="P142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94d92" officeooo:paragraph-rsid="00294d92" fo:background-color="#ffffff" style:font-name-asian="Calibri" style:font-size-asian="11pt" style:font-weight-asian="normal" style:font-name-complex="Calibri" style:font-size-complex="10pt" style:font-weight-complex="normal"/>
    </style:style>
    <style:style style:name="P143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a64d6" fo:background-color="#ffffff" style:font-name-asian="Calibri" style:font-size-asian="11pt" style:font-weight-asian="normal" style:font-name-complex="Calibri" style:font-weight-complex="normal"/>
    </style:style>
    <style:style style:name="P144" style:family="paragraph" style:parent-style-name="Standard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5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a64d6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6" style:family="paragraph" style:parent-style-name="Standard" style:list-style-name="L9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bf505" officeooo:paragraph-rsid="002bf505" fo:background-color="#ffffff" style:font-name-asian="Calibri" style:font-size-asian="11pt" style:font-weight-asian="normal" style:font-name-complex="Calibri" style:font-weight-complex="normal"/>
    </style:style>
    <style:style style:name="P147" style:family="paragraph" style:parent-style-name="Standard" style:list-style-name="L10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30881" fo:background-color="#ffffff" style:font-name-asian="Calibri" style:font-size-asian="11pt" style:font-weight-asian="normal" style:font-name-complex="Calibri" style:font-weight-complex="normal"/>
    </style:style>
    <style:style style:name="P148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347d9b" fo:background-color="#ffffff" style:font-name-asian="Calibri" style:font-size-asian="11pt" style:font-weight-asian="normal" style:font-name-complex="Calibri" style:font-weight-complex="normal"/>
    </style:style>
    <style:style style:name="P149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f223a" officeooo:paragraph-rsid="002f223a" fo:background-color="#ffffff" style:font-name-asian="Calibri" style:font-size-asian="11pt" style:font-weight-asian="normal" style:font-name-complex="Calibri" style:font-weight-complex="normal"/>
    </style:style>
    <style:style style:name="P150" style:family="paragraph" style:parent-style-name="Standard" style:list-style-name="L11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446185" officeooo:paragraph-rsid="00446185" fo:background-color="#ffffff" style:font-name-asian="Calibri" style:font-size-asian="11pt" style:font-weight-asian="normal" style:font-name-complex="Calibri" style:font-weight-complex="normal"/>
    </style:style>
    <style:style style:name="P151" style:family="paragraph" style:parent-style-name="Standard" style:list-style-name="L12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normal" officeooo:rsid="002ed6a1" officeooo:paragraph-rsid="002ed6a1" fo:background-color="#ffffff" style:font-name-asian="Calibri" style:font-size-asian="11pt" style:font-weight-asian="normal" style:font-name-complex="Calibri" style:font-weight-complex="normal"/>
    </style:style>
    <style:style style:name="P152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68521" style:font-name-asian="Calibri" style:font-size-asian="11pt" style:font-weight-asian="bold" style:font-name-complex="Calibri" style:font-size-complex="10pt" style:font-weight-complex="bold"/>
    </style:style>
    <style:style style:name="P153" style:family="paragraph" style:parent-style-name="Standard" style:list-style-name="L7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paragraph-rsid="00294d92" style:font-name-asian="Calibri" style:font-size-asian="11pt" style:font-weight-asian="bold" style:font-name-complex="Calibri" style:font-size-complex="10pt" style:font-weight-complex="bold"/>
    </style:style>
    <style:style style:name="P154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68521" fo:background-color="#ffffff" style:font-name-asian="Calibri" style:font-size-asian="11pt" style:font-weight-asian="bold" style:font-name-complex="Calibri" style:font-size-complex="10pt" style:font-weight-complex="bold"/>
    </style:style>
    <style:style style:name="P155" style:family="paragraph" style:parent-style-name="Standard" style:list-style-name="L6">
      <style:paragraph-properties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font-weight="bold" officeooo:rsid="00268521" officeooo:paragraph-rsid="00294d92" fo:background-color="#ffffff" style:font-name-asian="Calibri" style:font-size-asian="11pt" style:font-weight-asian="bold" style:font-name-complex="Calibri" style:font-size-complex="10pt" style:font-weight-complex="bold"/>
    </style:style>
    <style:style style:name="P156" style:family="paragraph" style:parent-style-name="Standard" style:list-style-name="L1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paragraph-rsid="0023e7ca" style:font-size-asian="11pt"/>
    </style:style>
    <style:style style:name="P157" style:family="paragraph" style:parent-style-name="Standard">
      <style:paragraph-properties fo:line-height="115%" fo:text-align="justify" style:justify-single-word="false"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47f1f2" officeooo:paragraph-rsid="004f80cd" style:font-size-asian="11pt"/>
    </style:style>
    <style:style style:name="P158" style:family="paragraph" style:parent-style-name="Standard" style:list-style-name="L13">
      <style:paragraph-properties>
        <style:tab-stops>
          <style:tab-stop style:position="3in"/>
          <style:tab-stop style:position="6in"/>
        </style:tab-stops>
      </style:paragraph-properties>
      <style:text-properties style:font-name="Calibri" fo:font-size="11pt" officeooo:rsid="002f223a" officeooo:paragraph-rsid="002f223a" style:font-name-asian="Calibri" style:font-size-asian="11pt" style:font-name-complex="Calibri"/>
    </style:style>
    <style:style style:name="P159" style:family="paragraph" style:parent-style-name="Standard" style:list-style-name="L14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language="es" fo:country="CR" officeooo:rsid="002f223a" officeooo:paragraph-rsid="002f223a" fo:background-color="#ffffff" style:font-name-asian="Calibri" style:font-size-asian="11pt" style:font-name-complex="Calibri"/>
    </style:style>
    <style:style style:name="P160" style:family="paragraph" style:parent-style-name="Standard" style:list-style-name="L15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rsid="002f8eba" officeooo:paragraph-rsid="002f8eba" fo:background-color="#ffffff" style:font-name-asian="Calibri" style:font-size-asian="11pt" style:font-name-complex="Calibri"/>
    </style:style>
    <style:style style:name="P161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fo:background-color="#ffffff" style:font-name-asian="Calibri" style:font-size-asian="11pt" style:font-name-complex="Calibri"/>
    </style:style>
    <style:style style:name="P162" style:family="paragraph" style:parent-style-name="Standard" style:list-style-name="L16">
      <style:paragraph-properties fo:margin-top="0in" fo:margin-bottom="0.139in" loext:contextual-spacing="false">
        <style:tab-stops>
          <style:tab-stop style:position="3in"/>
          <style:tab-stop style:position="6in"/>
        </style:tab-stops>
      </style:paragraph-properties>
      <style:text-properties fo:color="#000000" style:font-name="Calibri" fo:font-size="11pt" officeooo:paragraph-rsid="00374d26" fo:background-color="#ffffff" style:font-name-asian="Calibri" style:font-size-asian="11pt" style:font-name-complex="Calibri"/>
    </style:style>
    <style:style style:name="P163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0a09d" fo:background-color="transparent" style:font-name-asian="Calibri1" style:font-weight-asian="normal" style:font-name-complex="Calibri1" style:font-weight-complex="normal"/>
    </style:style>
    <style:style style:name="P164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f117c" fo:background-color="transparent" style:font-name-asian="Calibri1" style:font-weight-asian="normal" style:font-name-complex="Calibri1" style:font-weight-complex="normal"/>
    </style:style>
    <style:style style:name="P165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4284ce" fo:background-color="transparent" style:font-name-asian="Calibri1" style:font-weight-asian="normal" style:font-name-complex="Calibri1" style:font-weight-complex="normal"/>
    </style:style>
    <style:style style:name="P166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style:use-window-font-color="true" style:font-name="Calibri1" fo:font-size="11pt" fo:font-weight="normal" officeooo:rsid="009626cb" officeooo:paragraph-rsid="003d8c23" fo:background-color="transparent" style:font-name-asian="Calibri1" style:font-weight-asian="normal" style:font-name-complex="Calibri1" style:font-weight-complex="normal"/>
    </style:style>
    <style:style style:name="P167" style:family="paragraph">
      <loext:graphic-properties draw:fill="none"/>
    </style:style>
    <style:style style:name="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T3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T4" style:family="text">
      <style:text-properties style:font-name="Calibri Light" fo:font-style="italic" style:font-style-asian="italic" style:font-name-complex="Times New Roman" style:font-weight-complex="bold"/>
    </style:style>
    <style:style style:name="T5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T6" style:family="text">
      <style:text-properties style:font-name="Calibri Light" style:text-underline-style="none" style:font-name-complex="Times New Roman" style:font-weight-complex="bold"/>
    </style:style>
    <style:style style:name="T7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T8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T9" style:family="text">
      <style:text-properties fo:color="#000000" style:font-name="Calibri" fo:font-size="11pt" fo:background-color="#ffffff" loext:char-shading-value="0" style:font-name-asian="Calibri" style:font-size-asian="11pt" style:font-name-complex="Calibri"/>
    </style:style>
    <style:style style:name="T10" style:family="text">
      <style:text-properties fo:color="#000000" style:font-name="Calibri" fo:font-size="11pt" officeooo:rsid="001fcfd0" fo:background-color="#ffffff" loext:char-shading-value="0" style:font-name-asian="Calibri" style:font-size-asian="11pt" style:font-name-complex="Calibri"/>
    </style:style>
    <style:style style:name="T11" style:family="text">
      <style:text-properties fo:color="#000000" style:font-name="Calibri" fo:font-size="11pt" style:font-name-asian="Calibri" style:font-size-asian="11pt" style:font-name-complex="Calibri"/>
    </style:style>
    <style:style style:name="T12" style:family="text">
      <style:text-properties fo:color="#000000" style:font-name="Calibri" fo:font-size="11pt" officeooo:rsid="001fcfd0" style:font-name-asian="Calibri" style:font-size-asian="11pt" style:font-name-complex="Calibri"/>
    </style:style>
    <style:style style:name="T13" style:family="text">
      <style:text-properties fo:color="#000000" style:font-name="Calibri" fo:font-size="11pt" fo:font-weight="bold" officeooo:rsid="00268521" style:font-name-asian="Calibri" style:font-size-asian="11pt" style:font-weight-asian="bold" style:font-name-complex="Calibri" style:font-size-complex="10pt" style:font-weight-complex="bold"/>
    </style:style>
    <style:style style:name="T14" style:family="text">
      <style:text-properties fo:color="#000000" style:font-name="Calibri" fo:font-size="11pt" fo:font-weight="bold" officeooo:rsid="0027990f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5" style:family="text">
      <style:text-properties fo:color="#000000" style:font-name="Calibri" fo:font-size="11pt" fo:font-weight="bold" officeooo:rsid="002c4a0a" fo:background-color="#ffffff" loext:char-shading-value="0" style:font-name-asian="Calibri" style:font-size-asian="11pt" style:font-weight-asian="bold" style:font-name-complex="Calibri" style:font-size-complex="10pt" style:font-weight-complex="bold"/>
    </style:style>
    <style:style style:name="T16" style:family="text">
      <style:text-properties fo:color="#000000" style:font-name="Calibri" fo:font-size="11pt" fo:font-weight="normal" officeooo:rsid="0024b01f" style:font-name-asian="Calibri" style:font-size-asian="11pt" style:font-weight-asian="normal" style:font-name-complex="Calibri" style:font-size-complex="10pt" style:font-weight-complex="normal"/>
    </style:style>
    <style:style style:name="T17" style:family="text">
      <style:text-properties fo:color="#000000" style:font-name="Calibri" fo:font-size="11pt" fo:font-weight="normal" officeooo:rsid="002599d9" style:font-name-asian="Calibri" style:font-size-asian="11pt" style:font-weight-asian="normal" style:font-name-complex="Calibri" style:font-size-complex="10pt" style:font-weight-complex="normal"/>
    </style:style>
    <style:style style:name="T18" style:family="text">
      <style:text-properties fo:color="#000000" style:font-name="Calibri" fo:font-size="11pt" fo:font-weight="normal" officeooo:rsid="00268521" style:font-name-asian="Calibri" style:font-size-asian="11pt" style:font-weight-asian="normal" style:font-name-complex="Calibri" style:font-size-complex="10pt" style:font-weight-complex="normal"/>
    </style:style>
    <style:style style:name="T19" style:family="text">
      <style:text-properties fo:color="#000000" fo:background-color="#ffffff" loext:char-shading-value="0" style:font-name-asian="Calibri" style:font-name-complex="Calibri"/>
    </style:style>
    <style:style style:name="T20" style:family="text">
      <style:text-properties fo:color="#000000" officeooo:rsid="005711bc" fo:background-color="#ffffff" loext:char-shading-value="0" style:font-name-asian="Calibri" style:font-name-complex="Calibri"/>
    </style:style>
    <style:style style:name="T21" style:family="text">
      <style:text-properties fo:color="#000000" officeooo:rsid="008792dc" fo:background-color="#ffffff" loext:char-shading-value="0" style:font-name-asian="Calibri" style:font-name-complex="Calibri"/>
    </style:style>
    <style:style style:name="T22" style:family="text">
      <style:text-properties fo:font-size="11pt" style:font-size-asian="11pt"/>
    </style:style>
    <style:style style:name="T23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T24" style:family="text">
      <style:text-properties style:font-name="Calibri" fo:font-size="11pt" style:font-size-asian="11pt"/>
    </style:style>
    <style:style style:name="T25" style:family="text">
      <style:text-properties style:font-name="Calibri" fo:font-size="11pt" style:font-size-asian="11pt" style:font-weight-complex="bold"/>
    </style:style>
    <style:style style:name="T26" style:family="text">
      <style:text-properties style:font-name="Calibri" fo:font-size="11pt" officeooo:rsid="001fcfd0" style:font-size-asian="11pt"/>
    </style:style>
    <style:style style:name="T27" style:family="text">
      <style:text-properties style:font-name="Calibri" fo:font-size="11pt" officeooo:rsid="001fe849" style:font-size-asian="11pt"/>
    </style:style>
    <style:style style:name="T28" style:family="text">
      <style:text-properties style:font-name="Calibri" fo:font-size="11pt" officeooo:rsid="006d5a06" style:font-size-asian="11pt"/>
    </style:style>
    <style:style style:name="T29" style:family="text">
      <style:text-properties style:font-name="Calibri" fo:font-size="11pt" officeooo:rsid="0081a67d" style:font-size-asian="11pt"/>
    </style:style>
    <style:style style:name="T30" style:family="text">
      <style:text-properties style:font-name="Calibri" fo:font-size="11pt" officeooo:rsid="0085f784" style:font-size-asian="11pt"/>
    </style:style>
    <style:style style:name="T31" style:family="text">
      <style:text-properties style:font-name="Calibri" fo:font-size="11pt" officeooo:rsid="00859e07" style:font-size-asian="11pt"/>
    </style:style>
    <style:style style:name="T32" style:family="text">
      <style:text-properties style:font-name="Calibri" fo:font-size="11pt" officeooo:rsid="0020bc6e" style:font-size-asian="11pt"/>
    </style:style>
    <style:style style:name="T33" style:family="text">
      <style:text-properties style:font-name="Calibri" fo:font-size="11pt" officeooo:rsid="0021d93f" style:font-size-asian="11pt"/>
    </style:style>
    <style:style style:name="T34" style:family="text">
      <style:text-properties style:font-name="Calibri" fo:font-size="11pt" officeooo:rsid="0023980e" style:font-size-asian="11pt"/>
    </style:style>
    <style:style style:name="T35" style:family="text">
      <style:text-properties style:font-name="Calibri" fo:font-size="11pt" officeooo:rsid="0023e7ca" style:font-size-asian="11pt"/>
    </style:style>
    <style:style style:name="T36" style:family="text">
      <style:text-properties style:font-name="Calibri" fo:font-size="11pt" officeooo:rsid="0047f1f2" style:font-size-asian="11pt"/>
    </style:style>
    <style:style style:name="T37" style:family="text">
      <style:text-properties style:font-name="Calibri" fo:font-size="11pt" officeooo:rsid="008792dc" style:font-size-asian="11pt"/>
    </style:style>
    <style:style style:name="T38" style:family="text">
      <style:text-properties style:font-name="Calibri" fo:font-size="11pt" officeooo:rsid="008453ff" style:font-size-asian="11pt"/>
    </style:style>
    <style:style style:name="T39" style:family="text">
      <style:text-properties style:font-name="Calibri" fo:font-size="11pt" officeooo:rsid="00828d02" style:font-size-asian="11pt"/>
    </style:style>
    <style:style style:name="T40" style:family="text">
      <style:text-properties style:font-name="Calibri" fo:font-size="11pt" officeooo:rsid="003bd6de" style:font-size-asian="11pt"/>
    </style:style>
    <style:style style:name="T41" style:family="text">
      <style:text-properties style:font-name="Calibri" fo:font-size="11pt" fo:font-weight="bold" style:font-size-asian="11pt" style:font-weight-asian="bold" style:font-weight-complex="bold"/>
    </style:style>
    <style:style style:name="T42" style:family="text">
      <style:text-properties style:font-name="Calibri" fo:font-size="11pt" fo:font-weight="bold" officeooo:rsid="00493fde" style:font-size-asian="11pt" style:font-weight-asian="bold" style:font-weight-complex="bold"/>
    </style:style>
    <style:style style:name="T43" style:family="text">
      <style:text-properties style:font-name="Calibri" fo:font-size="11pt" fo:font-weight="bold" style:font-name-asian="Calibri" style:font-size-asian="11pt" style:font-weight-asian="bold" style:font-name-complex="Calibri" style:font-weight-complex="bold"/>
    </style:style>
    <style:style style:name="T44" style:family="text">
      <style:text-properties style:font-name="Calibri" fo:font-size="11pt" fo:language="es" fo:country="MX" style:font-size-asian="11pt"/>
    </style:style>
    <style:style style:name="T45" style:family="text">
      <style:text-properties style:font-name="Calibri" fo:font-size="11pt" fo:language="es" fo:country="MX" fo:font-weight="bold" style:font-size-asian="11pt" style:font-weight-asian="bold" style:font-weight-complex="bold"/>
    </style:style>
    <style:style style:name="T46" style:family="text">
      <style:text-properties style:font-name="Calibri" fo:font-size="11pt" fo:font-weight="normal" officeooo:rsid="00493fde" style:font-size-asian="11pt" style:font-weight-asian="normal" style:font-weight-complex="normal"/>
    </style:style>
    <style:style style:name="T47" style:family="text">
      <style:text-properties style:font-name="Calibri" fo:font-size="11pt" fo:font-weight="normal" officeooo:rsid="006d5a06" style:font-size-asian="11pt" style:font-weight-asian="normal" style:font-weight-complex="normal"/>
    </style:style>
    <style:style style:name="T48" style:family="text">
      <style:text-properties style:font-name="Calibri" fo:font-size="11pt" fo:font-weight="normal" officeooo:rsid="006797dd" style:font-size-asian="11pt" style:font-weight-asian="normal" style:font-weight-complex="normal"/>
    </style:style>
    <style:style style:name="T49" style:family="text">
      <style:text-properties style:font-name="Calibri" fo:font-size="11pt" fo:font-weight="normal" officeooo:rsid="004b91b9" style:font-size-asian="11pt" style:font-weight-asian="normal" style:font-weight-complex="normal"/>
    </style:style>
    <style:style style:name="T50" style:family="text">
      <style:text-properties style:font-name="Calibri" fo:font-size="11pt" fo:font-weight="normal" officeooo:rsid="006dcdf4" style:font-size-asian="11pt" style:font-weight-asian="normal" style:font-weight-complex="normal"/>
    </style:style>
    <style:style style:name="T51" style:family="text">
      <style:text-properties style:font-name="Calibri" fo:font-size="11pt" fo:font-weight="normal" officeooo:rsid="006d809d" style:font-size-asian="11pt" style:font-weight-asian="normal" style:font-weight-complex="normal"/>
    </style:style>
    <style:style style:name="T52" style:family="text">
      <style:text-properties style:font-name="Calibri" fo:font-size="11pt" fo:font-weight="normal" officeooo:rsid="00613e16" style:font-size-asian="11pt" style:font-weight-asian="normal" style:font-weight-complex="normal"/>
    </style:style>
    <style:style style:name="T53" style:family="text">
      <style:text-properties style:font-name="Calibri" fo:font-size="11pt" officeooo:rsid="006dcdf4" style:font-name-asian="Times New Roman" style:font-size-asian="11pt" style:font-name-complex="Times New Roman"/>
    </style:style>
    <style:style style:name="T54" style:family="text">
      <style:text-properties style:font-name="Calibri" fo:font-size="11pt" officeooo:rsid="006a6a8e" style:font-name-asian="Times New Roman" style:font-size-asian="11pt" style:font-name-complex="Times New Roman"/>
    </style:style>
    <style:style style:name="T55" style:family="text">
      <style:text-properties style:font-name="Calibri" fo:font-size="11pt" officeooo:rsid="003ae86c" style:font-name-asian="Times New Roman" style:font-size-asian="11pt" style:font-name-complex="Times New Roman"/>
    </style:style>
    <style:style style:name="T56" style:family="text">
      <style:text-properties style:font-name="Calibri" fo:font-size="11pt" officeooo:rsid="006cfdba" style:font-name-asian="Times New Roman" style:font-size-asian="11pt" style:font-name-complex="Times New Roman"/>
    </style:style>
    <style:style style:name="T57" style:family="text">
      <style:text-properties style:font-name="Calibri" fo:font-size="11pt" officeooo:rsid="003ba3e6" style:font-name-asian="Times New Roman" style:font-size-asian="11pt" style:font-name-complex="Times New Roman"/>
    </style:style>
    <style:style style:name="T58" style:family="text">
      <style:text-properties style:font-name="Calibri" fo:font-size="10pt" style:font-size-asian="10pt" style:font-size-complex="10pt"/>
    </style:style>
    <style:style style:name="T59" style:family="text">
      <style:text-properties style:font-name="Calibri" fo:font-size="10pt" officeooo:rsid="001991dc" style:font-size-asian="10pt" style:font-size-complex="10pt"/>
    </style:style>
    <style:style style:name="T60" style:family="text">
      <style:text-properties officeooo:rsid="001991dc"/>
    </style:style>
    <style:style style:name="T61" style:family="text">
      <style:text-properties officeooo:rsid="001ae01f"/>
    </style:style>
    <style:style style:name="T62" style:family="text">
      <style:text-properties officeooo:rsid="001b78bd"/>
    </style:style>
    <style:style style:name="T63" style:family="text">
      <style:text-properties officeooo:rsid="001caf58"/>
    </style:style>
    <style:style style:name="T64" style:family="text">
      <style:text-properties officeooo:rsid="001fcfd0"/>
    </style:style>
    <style:style style:name="T65" style:family="text">
      <style:text-properties officeooo:rsid="001fe849"/>
    </style:style>
    <style:style style:name="T66" style:family="text">
      <style:text-properties officeooo:rsid="00204390"/>
    </style:style>
    <style:style style:name="T67" style:family="text">
      <style:text-properties officeooo:rsid="0023980e"/>
    </style:style>
    <style:style style:name="T68" style:family="text">
      <style:text-properties officeooo:rsid="0023e7ca"/>
    </style:style>
    <style:style style:name="T69" style:family="text">
      <style:text-properties officeooo:rsid="008792dc"/>
    </style:style>
    <style:style style:name="T70" style:family="text">
      <style:text-properties officeooo:rsid="00423804"/>
    </style:style>
    <style:style style:name="T71" style:family="text">
      <style:text-properties officeooo:rsid="005caf7b"/>
    </style:style>
    <style:style style:name="T72" style:family="text">
      <style:text-properties officeooo:rsid="006dcdf4"/>
    </style:style>
    <style:style style:name="T73" style:family="text">
      <style:text-properties officeooo:rsid="002483bd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font-weight="normal" officeooo:rsid="00268521" style:font-weight-asian="normal" style:font-weight-complex="normal"/>
    </style:style>
    <style:style style:name="T76" style:family="text">
      <style:text-properties fo:font-weight="normal" officeooo:rsid="00294d92" style:font-weight-asian="normal" style:font-weight-complex="normal"/>
    </style:style>
    <style:style style:name="T77" style:family="text">
      <style:text-properties officeooo:rsid="002599d9"/>
    </style:style>
    <style:style style:name="T78" style:family="text">
      <style:text-properties officeooo:rsid="00267ef0"/>
    </style:style>
    <style:style style:name="T79" style:family="text">
      <style:text-properties officeooo:rsid="00268521"/>
    </style:style>
    <style:style style:name="T80" style:family="text">
      <style:text-properties officeooo:rsid="002a8c41"/>
    </style:style>
    <style:style style:name="T81" style:family="text">
      <style:text-properties officeooo:rsid="005d948f"/>
    </style:style>
    <style:style style:name="T82" style:family="text">
      <style:text-properties officeooo:rsid="005aa1b5"/>
    </style:style>
    <style:style style:name="T83" style:family="text">
      <style:text-properties officeooo:rsid="004f7abb"/>
    </style:style>
    <style:style style:name="T84" style:family="text">
      <style:text-properties officeooo:rsid="00294d92"/>
    </style:style>
    <style:style style:name="T85" style:family="text">
      <style:text-properties officeooo:rsid="002a64d6"/>
    </style:style>
    <style:style style:name="T86" style:family="text">
      <style:text-properties officeooo:rsid="002bf505"/>
    </style:style>
    <style:style style:name="T87" style:family="text">
      <style:text-properties officeooo:rsid="002d855b"/>
    </style:style>
    <style:style style:name="T88" style:family="text">
      <style:text-properties officeooo:rsid="002f223a"/>
    </style:style>
    <style:style style:name="T89" style:family="text">
      <style:text-properties officeooo:rsid="0085f784"/>
    </style:style>
    <style:style style:name="T90" style:family="text">
      <style:text-properties officeooo:rsid="0047f1f2"/>
    </style:style>
    <style:style style:name="T91" style:family="text">
      <style:text-properties officeooo:rsid="006d5a06"/>
    </style:style>
    <style:style style:name="T92" style:family="text">
      <style:text-properties fo:color="#00000a" style:font-name="Calibri" fo:font-size="11pt" fo:language="es" fo:country="CR" fo:font-weight="normal" officeooo:rsid="006d5a0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3" style:family="text">
      <style:text-properties fo:color="#00000a" style:font-name="Calibri" fo:font-size="11pt" fo:language="es" fo:country="CR" fo:font-weight="normal" officeooo:rsid="00613e16" style:font-name-asian="Times New Roman" style:font-size-asian="11pt" style:language-asian="es" style:country-asian="ES" style:font-weight-asian="normal" style:font-name-complex="Times New Roman" style:language-complex="ar" style:country-complex="SA" style:font-weight-complex="normal"/>
    </style:style>
    <style:style style:name="T94" style:family="text">
      <style:text-properties officeooo:rsid="006cfdba"/>
    </style:style>
    <style:style style:name="T95" style:family="text">
      <style:text-properties officeooo:rsid="007e13d4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officeooo:rsid="006797dd"/>
    </style:style>
    <style:style style:name="T98" style:family="text">
      <style:text-properties officeooo:rsid="00665bb5"/>
    </style:style>
    <style:style style:name="T99" style:family="text">
      <style:text-properties officeooo:rsid="006c439e"/>
    </style:style>
    <style:style style:name="T100" style:family="text">
      <style:text-properties officeooo:rsid="006982a2"/>
    </style:style>
    <style:style style:name="T101" style:family="text">
      <style:text-properties officeooo:rsid="00311afe"/>
    </style:style>
    <style:style style:name="T102" style:family="text">
      <style:text-properties officeooo:rsid="003590ca"/>
    </style:style>
    <style:style style:name="T103" style:family="text">
      <style:text-properties officeooo:rsid="00374d26"/>
    </style:style>
    <style:style style:name="T104" style:family="text">
      <style:text-properties officeooo:rsid="0039fc86"/>
    </style:style>
    <style:style style:name="T105" style:family="text">
      <style:text-properties officeooo:rsid="003ae86c"/>
    </style:style>
    <style:style style:name="T106" style:family="text">
      <style:text-properties style:use-window-font-color="true" style:font-name="Calibri1" fo:font-size="11pt" fo:font-weight="normal" officeooo:rsid="009626cb" fo:background-color="transparent" loext:char-shading-value="0" style:font-name-asian="Calibri1" style:font-size-asian="11pt" style:font-weight-asian="normal" style:font-name-complex="Calibri1" style:font-weight-complex="normal"/>
    </style:style>
    <style:style style:name="T107" style:family="text">
      <style:text-properties fo:font-style="italic"/>
    </style:style>
    <style:style style:name="T108" style:family="text">
      <style:text-properties fo:font-style="italic" style:font-size-asian="11pt"/>
    </style:style>
    <style:style style:name="T109" style:family="text">
      <style:text-properties fo:font-style="italic" officeooo:rsid="005202e2" style:font-size-asian="11pt"/>
    </style:style>
    <style:style style:name="T110" style:family="text">
      <style:text-properties fo:font-style="italic" officeooo:rsid="005202e2" style:font-size-asian="11pt" style:font-style-asian="italic" style:font-style-complex="italic"/>
    </style:style>
    <style:style style:name="T111" style:family="text">
      <style:text-properties style:font-size-asian="11pt"/>
    </style:style>
    <style:style style:name="T112" style:family="text">
      <style:text-properties officeooo:rsid="0040a09d" style:font-size-asian="11pt"/>
    </style:style>
    <style:style style:name="T113" style:family="text">
      <style:text-properties officeooo:rsid="005202e2" style:font-size-asian="11pt"/>
    </style:style>
    <style:style style:name="T114" style:family="text">
      <style:text-properties officeooo:rsid="0042aca8"/>
    </style:style>
    <style:style style:name="T115" style:family="text">
      <style:text-properties officeooo:rsid="0045e20b"/>
    </style:style>
    <style:style style:name="T116" style:family="text">
      <style:text-properties officeooo:rsid="004f80c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GF-06<text:span text:style-name="T66">57</text:span> Pro<text:span text:style-name="T66">gramación en SIG</text:span></text:p>
      <text:p text:style-name="P74">Profesor: Manuel Vargas Del Valle</text:p>
      <text:p text:style-name="P49">Grupo: <text:span text:style-name="T64">001.</text:span> <text:span text:style-name="T64">H</text:span>orario: <text:span text:style-name="T64">L 10-11-12, </text:span><text:span text:style-name="T65">J</text:span><text:span text:style-name="T64"> </text:span><text:span text:style-name="T65">7</text:span><text:span text:style-name="T64">-</text:span><text:span text:style-name="T65">8</text:span><text:span text:style-name="T64">-</text:span><text:span text:style-name="T65">9</text:span><text:span text:style-name="T64">. A</text:span>ula <text:span text:style-name="T65">512</text:span><text:span text:style-name="T64">. </text:span>Créditos: <text:span text:style-name="T64">4.</text:span></text:p>
      <text:p text:style-name="P75"><text:span text:style-name="Fuente_20_de_20_párrafo_20_predeter."><text:span text:style-name="T24">Horas totales semanales: </text:span></text:span><text:span text:style-name="Fuente_20_de_20_párrafo_20_predeter."><text:span text:style-name="T26">6.</text:span></text:span><text:span text:style-name="Fuente_20_de_20_párrafo_20_predeter."><text:span text:style-name="T9"> </text:span></text:span><text:span text:style-name="Fuente_20_de_20_párrafo_20_predeter."><text:span text:style-name="T10">H</text:span></text:span><text:span text:style-name="Fuente_20_de_20_párrafo_20_predeter."><text:span text:style-name="T9">oras presenciales: </text:span></text:span><text:span text:style-name="Fuente_20_de_20_párrafo_20_predeter."><text:span text:style-name="T10">3 de teoría y 3 de laboratorio.</text:span></text:span></text:p>
      <text:p text:style-name="P75"><text:span text:style-name="Fuente_20_de_20_párrafo_20_predeter."><text:span text:style-name="T24">Horario de atención al estudiantado: </text:span></text:span><text:span text:style-name="Fuente_20_de_20_párrafo_20_predeter."><text:span text:style-name="T26">L 1</text:span></text:span><text:span text:style-name="Fuente_20_de_20_párrafo_20_predeter."><text:span text:style-name="T27">3</text:span></text:span><text:span text:style-name="Fuente_20_de_20_párrafo_20_predeter."><text:span text:style-name="T26">-</text:span></text:span><text:span text:style-name="Fuente_20_de_20_párrafo_20_predeter."><text:span text:style-name="T27">14</text:span></text:span><text:span text:style-name="Fuente_20_de_20_párrafo_20_predeter."><text:span text:style-name="T26">, J 10-</text:span></text:span><text:span text:style-name="Fuente_20_de_20_párrafo_20_predeter."><text:span text:style-name="T27">11</text:span></text:span><text:span text:style-name="Fuente_20_de_20_párrafo_20_predeter."><text:span text:style-name="T26">.</text:span></text:span></text:p>
      <text:p text:style-name="P75"><text:span text:style-name="Fuente_20_de_20_párrafo_20_predeter."><text:span text:style-name="T24"><text:s/></text:span></text:span><text:span text:style-name="Fuente_20_de_20_párrafo_20_predeter."><text:span text:style-name="T11">Correo electrónico institucional: </text:span></text:span><text:span text:style-name="Fuente_20_de_20_párrafo_20_predeter."><text:span text:style-name="T12">manuel.vargas_d</text:span></text:span><text:span text:style-name="Fuente_20_de_20_párrafo_20_predeter."><text:span text:style-name="T11">@</text:span></text:span><text:span text:style-name="Fuente_20_de_20_párrafo_20_predeter."><text:span text:style-name="T9">ucr.ac.cr</text:span></text:span></text:p>
      <text:p text:style-name="P49">I<text:span text:style-name="T65">I</text:span> ciclo lectivo 2022</text:p>
      <text:p text:style-name="P55"/>
      <text:p text:style-name="P44">PROGRAMA DEL CURSO</text:p>
      <text:p text:style-name="P45"/>
      <text:p text:style-name="P46">1. DESCRIPCIÓN</text:p>
      <text:p text:style-name="P93"><text:span text:style-name="Fuente_20_de_20_párrafo_20_predeter."><text:span text:style-name="T24">Este curso trata sobre el manejo, visualización y análisis de datos geoespaciales mediante el lenguaje de programación Python. Se estudian los fundamentos de </text:span></text:span><text:span text:style-name="Fuente_20_de_20_párrafo_20_predeter."><text:span text:style-name="T32">Python</text:span></text:span><text:span text:style-name="Fuente_20_de_20_párrafo_20_predeter."><text:span text:style-name="T24">, sus </text:span></text:span><text:span text:style-name="Fuente_20_de_20_párrafo_20_predeter."><text:span text:style-name="T32">módulos</text:span></text:span><text:span text:style-name="Fuente_20_de_20_párrafo_20_predeter."><text:span text:style-name="T24"> geoespaciales </text:span></text:span><text:span text:style-name="Fuente_20_de_20_párrafo_20_predeter."><text:span text:style-name="T34">y </text:span></text:span><text:span text:style-name="Fuente_20_de_20_párrafo_20_predeter."><text:span text:style-name="T24">su </text:span></text:span><text:span text:style-name="Fuente_20_de_20_párrafo_20_predeter."><text:span text:style-name="T34">empleo</text:span></text:span><text:span text:style-name="Fuente_20_de_20_párrafo_20_predeter."><text:span text:style-name="T32"> en </text:span></text:span><text:span text:style-name="Fuente_20_de_20_párrafo_20_predeter."><text:span text:style-name="T34">el desarrollo de aplicaciones para </text:span></text:span><text:span text:style-name="Fuente_20_de_20_párrafo_20_predeter."><text:span text:style-name="T32">sistemas de información geográfica (SIG) </text:span></text:span><text:span text:style-name="Fuente_20_de_20_párrafo_20_predeter."><text:span text:style-name="T33">y </text:span></text:span><text:span text:style-name="Fuente_20_de_20_párrafo_20_predeter."><text:span text:style-name="T34">para </text:span></text:span><text:span text:style-name="Fuente_20_de_20_párrafo_20_predeter."><text:span text:style-name="T35">sitios</text:span></text:span><text:span text:style-name="Fuente_20_de_20_párrafo_20_predeter."><text:span text:style-name="T34"> web</text:span></text:span><text:span text:style-name="Fuente_20_de_20_párrafo_20_predeter."><text:span text:style-name="T24">. </text:span></text:span><text:span text:style-name="Fuente_20_de_20_párrafo_20_predeter."><text:span text:style-name="T32">S</text:span></text:span><text:span text:style-name="Fuente_20_de_20_párrafo_20_predeter."><text:span text:style-name="T24">e presenta una visión general de cómo metodologías y técnicas de ciencia de datos pueden ser aplicadas al componente geoespacial de diversos problemas.</text:span></text:span></text:p>
      <text:p text:style-name="P92"/>
      <text:p text:style-name="P92"><text:span text:style-name="Fuente_20_de_20_párrafo_20_predeter."><text:span text:style-name="T24">El enfoque del curso es teórico-práctico, con lecciones teóricas combinadas con ejercicios de programación en los cuales los estudiantes aplican en diversos escenarios de procesamiento de datos los conocimientos y habilidades aprendid</text:span></text:span><text:span text:style-name="Fuente_20_de_20_párrafo_20_predeter."><text:span text:style-name="T40">o</text:span></text:span><text:span text:style-name="Fuente_20_de_20_párrafo_20_predeter."><text:span text:style-name="T24">s.</text:span></text:span></text:p>
      <text:p text:style-name="P92"><text:span text:style-name="Fuente_20_de_20_párrafo_20_predeter."><text:span text:style-name="T24"/></text:span></text:p>
      <text:p text:style-name="P92"><text:span text:style-name="Fuente_20_de_20_párrafo_20_predeter."><text:span text:style-name="T28">Tanto las </text:span></text:span><text:span text:style-name="Fuente_20_de_20_párrafo_20_predeter."><text:span text:style-name="T29">lecciones</text:span></text:span><text:span text:style-name="Fuente_20_de_20_párrafo_20_predeter."><text:span text:style-name="T28"> teóricas como las prácticas se realiza</text:span></text:span><text:span text:style-name="Fuente_20_de_20_párrafo_20_predeter."><text:span text:style-name="T34">n</text:span></text:span><text:span text:style-name="Fuente_20_de_20_párrafo_20_predeter."><text:span text:style-name="T28"> de manera presencial, con apoyo de medios virtuales. Los contenidos del curso y los recursos relacionados se comparten en el sitio web 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https://gf06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57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-pro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34">gramacionsig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28">.github.io/2022-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34">i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28">i/</text:span></text:span></text:a><text:span text:style-name="Fuente_20_de_20_párrafo_20_predeter."><text:span text:style-name="T28">, así como en la plataforma Mediación Virtual de la Universidad de Costa Rica.</text:span></text:span></text:p>
      <text:p text:style-name="P78"/>
      <text:p text:style-name="P66"><text:span text:style-name="Fuente_20_de_20_párrafo_20_predeter."><text:span text:style-name="T41">2. OBJETIVOS</text:span></text:span></text:p>
      <text:p text:style-name="P27">Al finalizar el curso, el estudiantado será capaz de:</text:p>
      <text:p text:style-name="P27"/>
      <text:list xml:id="list1152146175" text:style-name="L1">
        <text:list-item>
          <text:p text:style-name="P126">Desarrollar programas en el lenguaje de programación <text:span text:style-name="T68">Python</text:span>, enfocados en el procesamiento de datos geo<text:span text:style-name="T70">espaciales</text:span>.</text:p>
        </text:list-item>
        <text:list-item>
          <text:p text:style-name="P126"><text:span text:style-name="T70">G</text:span>enerar gráficos estadísticos <text:span text:style-name="T70">mediante </text:span><text:span text:style-name="T68">Python</text:span>.</text:p>
        </text:list-item>
        <text:list-item>
          <text:p text:style-name="P127">Integrar visualizaciones tabulares, gráficas y geoespaciales <text:span text:style-name="T71">de datos </text:span>en <text:span text:style-name="T71">documentos</text:span> y aplicaciones interactivas <text:span text:style-name="T72">desarrolladas </text:span><text:span text:style-name="T73">en Python</text:span>.</text:p>
        </text:list-item>
        <text:list-item>
          <text:p text:style-name="P126"><text:span text:style-name="T70">Desarrollar </text:span><text:span text:style-name="T72">en </text:span><text:span text:style-name="T73">Python</text:span><text:span text:style-name="T72"> </text:span><text:span text:style-name="T70">soluciones reproducibles </text:span><text:span text:style-name="T69">y repetibles </text:span><text:span text:style-name="T70">a problemas computacionales.</text:span></text:p>
        </text:list-item>
        <text:list-item>
          <text:p text:style-name="P156"><text:soft-page-break/><text:span text:style-name="T20">Aprender</text:span><text:span text:style-name="T19"> herramientas, protocolos </text:span><text:span text:style-name="T21">y estándares </text:span><text:span text:style-name="T19">para compartir y documentar programas y sus resultados.</text:span></text:p>
        </text:list-item>
        <text:list-item>
          <text:p text:style-name="P126">Aplicar los conocimientos de programación y visualización en diversos escenarios <text:span text:style-name="T69">de procesamiento de datos </text:span>sociales y ambientales, <text:span text:style-name="T73">mediante metodologías y técnicas de ciencia de datos.</text:span></text:p>
        </text:list-item>
      </text:list>
      <text:p text:style-name="P8"/>
      <text:p text:style-name="P8"/>
      <text:p text:style-name="P66"><text:span text:style-name="Fuente_20_de_20_párrafo_20_predeter."><text:span text:style-name="T41">3. CONTENIDO DEL CURSO</text:span></text:span></text:p>
      <text:p text:style-name="P4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eLine93825508382256">
          <table:table-cell table:style-name="Tabla2.A1" office:value-type="string">
            <text:p text:style-name="P56">SEMANA</text:p>
          </table:table-cell>
          <table:table-cell table:style-name="Tabla2.A1" office:value-type="string">
            <text:p text:style-name="P56">CONTENIDO</text:p>
          </table:table-cell>
          <table:table-cell table:style-name="Tabla2.A1" office:value-type="string">
            <text:p text:style-name="P56">LECTURA OBLIGATORIA</text:p>
          </table:table-cell>
        </table:table-row>
        <table:table-row table:style-name="TableLine93825528837648">
          <table:table-cell table:style-name="Tabla2.A2" table:number-columns-spanned="3" office:value-type="string">
            <text:p text:style-name="P68"/>
            <text:p text:style-name="P70">1 - <text:span text:style-name="T101">INTRODUCCIÓN</text:span></text:p>
            <text:p text:style-name="P68"/>
          </table:table-cell>
          <table:covered-table-cell/>
          <table:covered-table-cell/>
        </table:table-row>
        <table:table-row table:style-name="TableLine93825464139872">
          <table:table-cell table:style-name="Tabla2.A3" office:value-type="string">
            <text:p text:style-name="P67">I</text:p>
            <text:p text:style-name="P67">(<text:span text:style-name="T60">15 – 19 de agosto</text:span>)</text:p>
          </table:table-cell>
          <table:table-cell table:style-name="Tabla2.A3" office:value-type="string">
            <text:p text:style-name="P21">Entrega y discusión de<text:span text:style-name="T77">l</text:span> programa de curso </text:p>
            <text:p text:style-name="P129"/>
            <text:p text:style-name="P22">Ciencia de datos geográficos con Python</text:p>
            <text:p text:style-name="P22"/>
            <text:list xml:id="list1705372494" text:style-name="L2">
              <text:list-item>
                <text:p text:style-name="P130">Pensamiento geográfico para ciencia de datos</text:p>
              </text:list-item>
              <text:list-item>
                <text:p text:style-name="P130">Herramientas computacionales para ciencia de datos geográficos</text:p>
              </text:list-item>
            </text:list>
          </table:table-cell>
          <table:table-cell table:style-name="Tabla2.A3" office:value-type="string">
            <text:p text:style-name="P36"><text:span text:style-name="Fuente_20_de_20_párrafo_20_predeter."><text:span text:style-name="T16">Sergio J. Rey et al. </text:span></text:span><text:span text:style-name="Fuente_20_de_20_párrafo_20_predeter."><text:span text:style-name="T17">(2020, capítulos 1 - 2)</text:span></text:span></text:p>
          </table:table-cell>
        </table:table-row>
        <table:table-row table:style-name="TableLine93825486543488">
          <table:table-cell table:style-name="Tabla2.A2" office:value-type="string">
            <text:p text:style-name="P67">II</text:p>
            <text:p text:style-name="P67">(<text:span text:style-name="T60">22 - 26 de agosto</text:span>)</text:p>
          </table:table-cell>
          <table:table-cell table:style-name="Tabla2.A2" office:value-type="string">
            <text:p text:style-name="P38"><text:span text:style-name="T14">Herramientas para investigación reproducible y </text:span><text:span text:style-name="T15">desarrollo</text:span><text:span text:style-name="T14"> colaborativo </text:span><text:span text:style-name="T15">de programas</text:span></text:p>
            <text:p text:style-name="P30"/>
            <text:list xml:id="list1302849887" text:style-name="L3">
              <text:list-item>
                <text:p text:style-name="P137">Reproducibilidad y repetibilidad</text:p>
              </text:list-item>
              <text:list-item>
                <text:p text:style-name="P137">Markdown: lenguaje <text:span text:style-name="T81">ligero </text:span>de marcado <text:span text:style-name="T81">para comunicación científica</text:span></text:p>
              </text:list-item>
              <text:list-item>
                <text:p text:style-name="P137">Git: <text:span text:style-name="T80">sistema de control de versiones</text:span></text:p>
              </text:list-item>
            </text:list>
          </table:table-cell>
          <table:table-cell table:style-name="Tabla2.A2" office:value-type="string">
            <text:p text:style-name="P95"><text:span text:style-name="T82">Ihechikara Vincent Abba</text:span> <text:span text:style-name="T83">(20</text:span><text:span text:style-name="T82">21</text:span><text:span text:style-name="T83">)</text:span></text:p>
            <text:p text:style-name="P95"/>
            <text:p text:style-name="P94">Markdown Tutorial (s.f.)</text:p>
          </table:table-cell>
        </table:table-row>
        <table:table-row table:style-name="TableLine93825471234224">
          <table:table-cell table:style-name="Tabla2.A2" table:number-columns-spanned="3" office:value-type="string">
            <text:p text:style-name="P69"/>
            <text:p text:style-name="P71">2 - EL LENGUAJE DE PROGRAMACIÓN PYTHON</text:p>
            <text:p text:style-name="P69"/>
          </table:table-cell>
          <table:covered-table-cell/>
          <table:covered-table-cell/>
        </table:table-row>
        <table:table-row table:style-name="TableLine93825547614704">
          <table:table-cell table:style-name="Tabla2.A3" office:value-type="string">
            <text:p text:style-name="P67">III</text:p>
            <text:p text:style-name="P67">(<text:span text:style-name="T60">29 de agosto - 2 de setiembre</text:span>)</text:p>
          </table:table-cell>
          <table:table-cell table:style-name="Tabla2.A3" office:value-type="string">
            <text:p text:style-name="P24">Introducción a Python</text:p>
            <text:p text:style-name="P133"/>
            <text:list xml:id="list2639751832" text:style-name="L4">
              <text:list-item>
                <text:p text:style-name="P134">Historia</text:p>
              </text:list-item>
              <text:list-item>
                <text:p text:style-name="P134">Principales características</text:p>
              </text:list-item>
              <text:list-item>
                <text:p text:style-name="P134">Principios de diseño</text:p>
              </text:list-item>
              <text:list-item>
                <text:p text:style-name="P134">Aplicación en datos geoespaciales</text:p>
              </text:list-item>
              <text:list-item>
                <text:p text:style-name="P134"><text:soft-page-break/>Herramientas para desarrollo</text:p>
              </text:list-item>
              <text:list-item>
                <text:p text:style-name="P138">Instalación</text:p>
              </text:list-item>
            </text:list>
            <text:p text:style-name="P25"/>
            <text:p text:style-name="P25">Sintaxis de Python</text:p>
            <text:p text:style-name="P135"/>
            <text:list xml:id="list3998575517" text:style-name="L5">
              <text:list-item>
                <text:p text:style-name="P136">Tipos de datos</text:p>
              </text:list-item>
              <text:list-item>
                <text:p text:style-name="P136">Variables</text:p>
              </text:list-item>
              <text:list-item>
                <text:p text:style-name="P136">Expresiones</text:p>
              </text:list-item>
              <text:list-item>
                <text:p text:style-name="P139">Sentencias</text:p>
              </text:list-item>
            </text:list>
          </table:table-cell>
          <table:table-cell table:style-name="Tabla2.A3" office:value-type="string">
            <text:p text:style-name="P87">Charles Severance (<text:span text:style-name="T78">2016, capítulos 1-2</text:span>)</text:p>
            <text:p text:style-name="P87"/>
            <text:p text:style-name="P95"/>
          </table:table-cell>
        </table:table-row>
        <table:table-row table:style-name="TableLine93825483196704">
          <table:table-cell table:style-name="Tabla2.A2" office:value-type="string">
            <text:p text:style-name="P67">IV</text:p>
            <text:p text:style-name="P67">(<text:span text:style-name="T60">5 - 9 de setiembre</text:span>)</text:p>
          </table:table-cell>
          <table:table-cell table:style-name="Tabla2.A2" office:value-type="string">
            <text:p text:style-name="P13">Sintaxis de Python</text:p>
            <text:p text:style-name="P140"/>
            <text:list xml:id="list2478865370" text:style-name="L6">
              <text:list-item>
                <text:p text:style-name="P141">Condicionales</text:p>
                <text:list>
                  <text:list-item>
                    <text:p text:style-name="P142">Sentencia if</text:p>
                  </text:list-item>
                </text:list>
              </text:list-item>
              <text:list-item>
                <text:p text:style-name="P154"><text:span text:style-name="Fuente_20_de_20_párrafo_20_predeter."><text:span text:style-name="T74">Excepciones</text:span></text:span></text:p>
                <text:list>
                  <text:list-item>
                    <text:p text:style-name="P155"><text:span text:style-name="Fuente_20_de_20_párrafo_20_predeter."><text:span text:style-name="T76">Sentencias try y except</text:span></text:span></text:p>
                  </text:list-item>
                </text:list>
              </text:list-item>
            </text:list>
            <text:p text:style-name="P37"><text:span text:style-name="Fuente_20_de_20_párrafo_20_predeter."><text:span text:style-name="T18"/></text:span></text:p>
          </table:table-cell>
          <table:table-cell table:style-name="Tabla2.A2" office:value-type="string">
            <text:p text:style-name="P87">Charles Severance (<text:span text:style-name="T78">2016, capítulo </text:span><text:span text:style-name="T79">3</text:span>)</text:p>
          </table:table-cell>
        </table:table-row>
        <table:table-row table:style-name="TableLine93825489514352">
          <table:table-cell table:style-name="Tabla2.A3" office:value-type="string">
            <text:p text:style-name="P57">V</text:p>
            <text:p text:style-name="P43"><text:span text:style-name="Fuente_20_de_20_párrafo_20_predeter."><text:span text:style-name="T58">(</text:span></text:span><text:span text:style-name="Fuente_20_de_20_párrafo_20_predeter."><text:span text:style-name="T59">12 - 16 de setiembre</text:span></text:span><text:span text:style-name="Fuente_20_de_20_párrafo_20_predeter."><text:span text:style-name="T58">)</text:span></text:span></text:p>
          </table:table-cell>
          <table:table-cell table:style-name="Tabla2.A3" office:value-type="string">
            <text:p text:style-name="P37"><text:span text:style-name="Fuente_20_de_20_párrafo_20_predeter."><text:span text:style-name="T13">Sintaxis de Python</text:span></text:span></text:p>
            <text:p text:style-name="P37"><text:span text:style-name="Fuente_20_de_20_párrafo_20_predeter."><text:span text:style-name="T18"/></text:span></text:p>
            <text:list xml:id="list244566588" text:style-name="L7">
              <text:list-item>
                <text:p text:style-name="P152"><text:span text:style-name="Fuente_20_de_20_párrafo_20_predeter."><text:span text:style-name="T75">Ciclos</text:span></text:span></text:p>
                <text:list>
                  <text:list-item>
                    <text:p text:style-name="P153"><text:span text:style-name="Fuente_20_de_20_párrafo_20_predeter."><text:span text:style-name="T76">Sentencia while</text:span></text:span></text:p>
                  </text:list-item>
                  <text:list-item>
                    <text:p text:style-name="P153"><text:span text:style-name="Fuente_20_de_20_párrafo_20_predeter."><text:span text:style-name="T76">Sentencia for</text:span></text:span></text:p>
                  </text:list-item>
                  <text:list-item>
                    <text:p text:style-name="P153"><text:span text:style-name="Fuente_20_de_20_párrafo_20_predeter."><text:span text:style-name="T76">Sentencia break</text:span></text:span></text:p>
                  </text:list-item>
                  <text:list-item>
                    <text:p text:style-name="P153"><text:span text:style-name="Fuente_20_de_20_párrafo_20_predeter."><text:span text:style-name="T76">Sentencia continue</text:span></text:span></text:p>
                  </text:list-item>
                </text:list>
              </text:list-item>
            </text:list>
            <text:p text:style-name="P26"><text:span text:style-name="Fuente_20_de_20_párrafo_20_predeter."><text:span text:style-name="T75"/></text:span></text:p>
          </table:table-cell>
          <table:table-cell table:style-name="Tabla2.A3" office:value-type="string">
            <text:p text:style-name="P88">Charles Severance (<text:span text:style-name="T78">2016, capítulo </text:span><text:span text:style-name="T84">5</text:span>)</text:p>
          </table:table-cell>
        </table:table-row>
        <table:table-row table:style-name="TableLine93825491212800">
          <table:table-cell table:style-name="Tabla2.A3" office:value-type="string">
            <text:p text:style-name="P57">VI</text:p>
            <text:p text:style-name="P57">(<text:span text:style-name="T61">19 - 23 de setiembre</text:span>)</text:p>
          </table:table-cell>
          <table:table-cell table:style-name="Tabla2.A3" office:value-type="string">
            <text:p text:style-name="P23">Sintaxis de Python</text:p>
            <text:p text:style-name="P131"/>
            <text:list xml:id="list3069852763" text:style-name="L8">
              <text:list-item>
                <text:p text:style-name="P132">Funciones</text:p>
                <text:list>
                  <text:list-item>
                    <text:p text:style-name="P132">Predefinidas</text:p>
                  </text:list-item>
                  <text:list-item>
                    <text:p text:style-name="P132">Definidas en la biblioteca estándar</text:p>
                  </text:list-item>
                  <text:list-item>
                    <text:p text:style-name="P132">Definidas en módulos externos</text:p>
                  </text:list-item>
                  <text:list-item>
                    <text:p text:style-name="P132">Definición de nuevas funciones</text:p>
                  </text:list-item>
                </text:list>
              </text:list-item>
            </text:list>
          </table:table-cell>
          <table:table-cell table:style-name="Tabla2.A3" office:value-type="string">
            <text:p text:style-name="P89">Charles Severance (<text:span text:style-name="T78">2016, capítulo </text:span><text:span text:style-name="T85">4</text:span>)</text:p>
          </table:table-cell>
        </table:table-row>
        <table:table-row table:style-name="TableLine93825470994592">
          <table:table-cell table:style-name="Tabla2.A3" office:value-type="string">
            <text:p text:style-name="P57">VII </text:p>
            <text:p text:style-name="P57">(<text:span text:style-name="T61">26 - 30 de setiembre</text:span>)</text:p>
          </table:table-cell>
          <table:table-cell table:style-name="Tabla2.A3" office:value-type="string">
            <text:p text:style-name="P15">Sintaxis de Python</text:p>
            <text:p text:style-name="P143"/>
            <text:list xml:id="list4082054227" text:style-name="L9">
              <text:list-item>
                <text:p text:style-name="P146">Hileras</text:p>
              </text:list-item>
              <text:list-item>
                <text:p text:style-name="P146">Listas</text:p>
              </text:list-item>
              <text:list-item>
                <text:p text:style-name="P146">Tuplas</text:p>
              </text:list-item>
              <text:list-item>
                <text:p text:style-name="P146">Diccionarios</text:p>
              </text:list-item>
            </text:list>
          </table:table-cell>
          <table:table-cell table:style-name="Tabla2.A3" office:value-type="string">
            <text:p text:style-name="P89">Charles Severance (<text:span text:style-name="T78">2016, capítulo</text:span><text:span text:style-name="T85">s 6, </text:span><text:span text:style-name="T86">8 - 10</text:span>)</text:p>
          </table:table-cell>
        </table:table-row>
        <table:table-row table:style-name="TableLine93825455887920">
          <table:table-cell table:style-name="Tabla2.A3" office:value-type="string">
            <text:p text:style-name="P57">VIII</text:p>
            <text:p text:style-name="P57">(<text:span text:style-name="T61">3 - 7 de octubre</text:span>)</text:p>
          </table:table-cell>
          <table:table-cell table:style-name="Tabla2.A3" office:value-type="string">
            <text:p text:style-name="P16">Sintaxis de Python</text:p>
            <text:p text:style-name="P144"/>
            <text:list xml:id="list165361190932099" text:continue-numbering="true" text:style-name="L9">
              <text:list-item>
                <text:p text:style-name="P145">Manejo de archivos</text:p>
              </text:list-item>
              <text:list-item>
                <text:p text:style-name="P145">Programación orientada a objetos</text:p>
              </text:list-item>
            </text:list>
          </table:table-cell>
          <table:table-cell table:style-name="Tabla2.A3" office:value-type="string">
            <text:p text:style-name="P90">Charles Severance (<text:span text:style-name="T78">2016, capítulo</text:span><text:span text:style-name="T85">s </text:span><text:span text:style-name="T86">7</text:span><text:span text:style-name="T85">, </text:span><text:span text:style-name="T86">14</text:span>)</text:p>
          </table:table-cell>
        </table:table-row>
        <text:soft-page-break/>
        <table:table-row table:style-name="TableLine93825465443552">
          <table:table-cell table:style-name="Tabla2.A3" table:number-columns-spanned="3" office:value-type="string">
            <text:p text:style-name="P62"/>
            <text:p text:style-name="P64">3 - ANÁLISIS DE DATOS</text:p>
            <text:p text:style-name="P62"/>
          </table:table-cell>
          <table:covered-table-cell/>
          <table:covered-table-cell/>
        </table:table-row>
        <table:table-row table:style-name="TableLine93825471125488">
          <table:table-cell table:style-name="Tabla2.A3" office:value-type="string">
            <text:p text:style-name="P58">IX</text:p>
            <text:p text:style-name="P58">(<text:span text:style-name="T61">10 - 14 de octubre</text:span>)</text:p>
          </table:table-cell>
          <table:table-cell table:style-name="Tabla2.A3" office:value-type="string">
            <text:p text:style-name="P19">Introducción al análisis de datos mediante Python</text:p>
            <text:p text:style-name="P28"/>
            <text:p text:style-name="P19">Paquetes para análisis de datos</text:p>
            <text:p text:style-name="P29"/>
            <text:list xml:id="list1940927562" text:style-name="L10">
              <text:list-item>
                <text:p text:style-name="P128">numpy: paquete para álgebra lineal</text:p>
              </text:list-item>
              <text:list-item>
                <text:p text:style-name="P147">pandas: paquete para manipulación y análisis de datos</text:p>
              </text:list-item>
            </text:list>
          </table:table-cell>
          <table:table-cell table:style-name="Tabla2.A3" office:value-type="string">
            <text:p text:style-name="P34">Kaggle (s.f.)</text:p>
            <text:p text:style-name="P34"/>
            <text:p text:style-name="P34">Travis E. Oliphant (s.f.)</text:p>
            <text:p text:style-name="P34"/>
            <text:p text:style-name="P34">The Pandas Development Team (s.f.)</text:p>
          </table:table-cell>
        </table:table-row>
        <table:table-row table:style-name="TableLine93825506677936">
          <table:table-cell table:style-name="Tabla2.A3" office:value-type="string">
            <text:p text:style-name="P58">X</text:p>
            <text:p text:style-name="P58">(<text:span text:style-name="T61">17 - 21 de octubre</text:span>)</text:p>
          </table:table-cell>
          <table:table-cell table:style-name="Tabla2.A3" office:value-type="string">
            <text:p text:style-name="P19">Paquetes para análisis de datos</text:p>
            <text:p text:style-name="P18"/>
            <text:list xml:id="list2165396611" text:style-name="L11">
              <text:list-item>
                <text:p text:style-name="P148">pandas: paquete para manipulación y análisis de datos</text:p>
              </text:list-item>
              <text:list-item>
                <text:p text:style-name="P150">plotly: paquete para gráficos interactivos</text:p>
              </text:list-item>
            </text:list>
          </table:table-cell>
          <table:table-cell table:style-name="Tabla2.A3" office:value-type="string">
            <text:p text:style-name="P35">Chris P (s.f.)</text:p>
            <text:p text:style-name="P34"/>
            <text:p text:style-name="P34">The Pandas Development Team (s.f.)</text:p>
          </table:table-cell>
        </table:table-row>
        <table:table-row table:style-name="TableLine93825455629888">
          <table:table-cell table:style-name="Tabla2.A3" table:number-columns-spanned="3" office:value-type="string">
            <text:p text:style-name="P63"/>
            <text:p text:style-name="P65">4 - PROCESAMIENTO DE DATOS GEOESPACIALES</text:p>
            <text:p text:style-name="P63"/>
          </table:table-cell>
          <table:covered-table-cell/>
          <table:covered-table-cell/>
        </table:table-row>
        <table:table-row table:style-name="TableLine93825497920256">
          <table:table-cell table:style-name="Tabla2.A3" office:value-type="string">
            <text:p text:style-name="P58">XI</text:p>
            <text:p text:style-name="P58">(<text:span text:style-name="T61">24 - 28 de octubre</text:span>)</text:p>
          </table:table-cell>
          <table:table-cell table:style-name="Tabla2.A3" office:value-type="string">
            <text:p text:style-name="P17">Introducción al manejo de datos geoespaciales <text:span text:style-name="T102">mediante</text:span> Python</text:p>
            <text:p text:style-name="P17"/>
            <text:p text:style-name="P20"><text:span text:style-name="T103">M</text:span>anejo de datos vectoriales</text:p>
            <text:p text:style-name="P20"/>
            <text:list xml:id="list3585189159" text:style-name="L12">
              <text:list-item>
                <text:p text:style-name="P151">Fiona: paquete para lectura y escritura de datos <text:span text:style-name="T88">geoespaciales</text:span></text:p>
              </text:list-item>
              <text:list-item>
                <text:p text:style-name="P149">Shapely: paquete para predicados y operaciones en objetos geométricos</text:p>
              </text:list-item>
            </text:list>
          </table:table-cell>
          <table:table-cell table:style-name="Tabla2.A3" office:value-type="string">
            <text:p text:style-name="P31">Sean Giles (s.f.<text:span text:style-name="T114">a</text:span>)</text:p>
            <text:p text:style-name="P31"/>
            <text:p text:style-name="P32">Sean Giles (s.f.<text:span text:style-name="T114">c</text:span>)</text:p>
          </table:table-cell>
        </table:table-row>
        <table:table-row table:style-name="TableLine93825494406560">
          <table:table-cell table:style-name="Tabla2.A3" office:value-type="string">
            <text:p text:style-name="P59">XII</text:p>
            <text:p text:style-name="P59">(<text:span text:style-name="T61">31 de octubre - </text:span><text:span text:style-name="T62">4</text:span><text:span text:style-name="T61"> de noviembre</text:span>)</text:p>
          </table:table-cell>
          <table:table-cell table:style-name="Tabla2.A3" office:value-type="string">
            <text:p text:style-name="P9"><text:span text:style-name="T103">A</text:span>nálisis de datos vectoriales</text:p>
            <text:p text:style-name="P10"/>
            <text:list xml:id="list4156972990" text:style-name="L13">
              <text:list-item>
                <text:p text:style-name="P158">geopandas: paquete para manipulación y análisis de datos vectoriales</text:p>
              </text:list-item>
            </text:list>
          </table:table-cell>
          <table:table-cell table:style-name="Tabla2.A3" office:value-type="string">
            <text:p text:style-name="P96"><text:span text:style-name="Fuente_20_de_20_párrafo_20_predeter.">Geopandas contributors </text:span><text:span text:style-name="Fuente_20_de_20_párrafo_20_predeter."><text:span text:style-name="T114">(s.f.)</text:span></text:span></text:p>
            <text:p text:style-name="P12"/>
            <text:p text:style-name="P12"/>
          </table:table-cell>
        </table:table-row>
        <table:table-row table:style-name="TableLine93825465499632">
          <table:table-cell table:style-name="Tabla2.A3" office:value-type="string">
            <text:p text:style-name="P59">XIII</text:p>
            <text:p text:style-name="P59">(<text:span text:style-name="T62">7</text:span><text:span text:style-name="T61"> - </text:span><text:span text:style-name="T62">11</text:span><text:span text:style-name="T61"> de noviembre</text:span>)</text:p>
          </table:table-cell>
          <table:table-cell table:style-name="Tabla2.A3" office:value-type="string">
            <text:p text:style-name="P91"><text:span text:style-name="T103">M</text:span>anejo de datos raster</text:p>
            <text:list xml:id="list2427890361" text:style-name="L14">
              <text:list-item>
                <text:p text:style-name="P159">rasterio: paquete para lectura y escritura de datos <text:soft-page-break/>raster</text:p>
              </text:list-item>
            </text:list>
          </table:table-cell>
          <table:table-cell table:style-name="Tabla2.A3" office:value-type="string">
            <text:p text:style-name="P33">Sean Giles (s.f.<text:span text:style-name="T114">b</text:span>)</text:p>
          </table:table-cell>
        </table:table-row>
        <table:table-row table:style-name="TableLine93825516719680">
          <table:table-cell table:style-name="Tabla2.A3" office:value-type="string">
            <text:p text:style-name="P59">XIV</text:p>
            <text:p text:style-name="P59">(<text:span text:style-name="T62">14</text:span><text:span text:style-name="T61"> - 1</text:span><text:span text:style-name="T62">8</text:span><text:span text:style-name="T61"> de noviembre</text:span>)</text:p>
          </table:table-cell>
          <table:table-cell table:style-name="Tabla2.A3" office:value-type="string">
            <text:p text:style-name="P86">Visualización de datos geoespaciales</text:p>
            <text:list xml:id="list278098010" text:style-name="L15">
              <text:list-item>
                <text:p text:style-name="P160">folium: paquete para desarrollo de mapas web</text:p>
              </text:list-item>
            </text:list>
          </table:table-cell>
          <table:table-cell table:style-name="Tabla2.A3" office:value-type="string">
            <text:p text:style-name="P102"><text:span text:style-name="T114">Rob </text:span>Story <text:span text:style-name="T114">(s.f.)</text:span></text:p>
            <text:p text:style-name="P104"/>
          </table:table-cell>
        </table:table-row>
        <table:table-row table:style-name="TableLine93825464315984">
          <table:table-cell table:style-name="Tabla2.A3" table:number-columns-spanned="3" office:value-type="string">
            <text:p text:style-name="P62"/>
            <text:p text:style-name="P125">5 - VISUALIZACIÓN Y ANÁLISIS AVANZADOS</text:p>
            <text:p text:style-name="P62"/>
          </table:table-cell>
          <table:covered-table-cell/>
          <table:covered-table-cell/>
        </table:table-row>
        <table:table-row table:style-name="TableLine93825563177312">
          <table:table-cell table:style-name="Tabla2.A3" office:value-type="string">
            <text:p text:style-name="P59">XV</text:p>
            <text:p text:style-name="P59"><text:span text:style-name="T62">(21 - 25 de noviembre</text:span>)</text:p>
          </table:table-cell>
          <table:table-cell table:style-name="Tabla2.A3" office:value-type="string">
            <text:p text:style-name="P86">Desarrollo de aplicaciones interactivas</text:p>
            <text:list xml:id="list1831804551" text:style-name="L16">
              <text:list-item>
                <text:p text:style-name="P161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4">Streamlit Inc. (s.f.)</text:p>
            <text:p text:style-name="P104"/>
            <text:p text:style-name="P104">Tyler Richards (2021)</text:p>
          </table:table-cell>
        </table:table-row>
        <table:table-row table:style-name="TableLine93825481135168">
          <table:table-cell table:style-name="Tabla2.A3" office:value-type="string">
            <text:p text:style-name="P59">XVI</text:p>
            <text:p text:style-name="P59">(<text:span text:style-name="T63">28 de noviembre - 2 de diciembre</text:span>)</text:p>
          </table:table-cell>
          <table:table-cell table:style-name="Tabla2.A3" office:value-type="string">
            <text:p text:style-name="P86">Desarrollo de aplicaciones interactivas</text:p>
            <text:list xml:id="list165361309629182" text:continue-numbering="true" text:style-name="L16">
              <text:list-item>
                <text:p text:style-name="P162">streamlit: paquete para desarrollo de aplicaciones web de ciencia de datos y aprendizaje automatizado</text:p>
              </text:list-item>
            </text:list>
          </table:table-cell>
          <table:table-cell table:style-name="Tabla2.A3" office:value-type="string">
            <text:p text:style-name="P104">Streamlit Inc. (s.f.)</text:p>
            <text:p text:style-name="P104"/>
            <text:p text:style-name="P104">Tyler Richards (2021)</text:p>
          </table:table-cell>
        </table:table-row>
        <table:table-row table:style-name="TableLine93825509627664">
          <table:table-cell table:style-name="Tabla2.A3" office:value-type="string">
            <text:p text:style-name="P60">E<text:span text:style-name="T87">valuaciones</text:span> final<text:span text:style-name="T87">es</text:span></text:p>
            <text:p text:style-name="P61">(5 - 9 de diciembre)</text:p>
            <text:p text:style-name="P60"/>
          </table:table-cell>
          <table:table-cell table:style-name="Tabla2.A3" office:value-type="string">
            <text:p text:style-name="P85"/>
          </table:table-cell>
          <table:table-cell table:style-name="Tabla2.A3" office:value-type="string">
            <text:p text:style-name="Standard"/>
          </table:table-cell>
        </table:table-row>
      </table:table>
      <text:p text:style-name="P48"/>
      <text:p text:style-name="P46">4. METODOLOGÍA</text:p>
      <text:p text:style-name="P39"><text:span text:style-name="T24">El curso se desarrolla</text:span><text:span text:style-name="T30">rá</text:span><text:span text:style-name="T24"> mediante clases teórico-prácticas </text:span><text:span text:style-name="T31">presenciales</text:span><text:span text:style-name="T24">. Los conceptos teóricos s</text:span><text:span text:style-name="T30">erán</text:span><text:span text:style-name="T31"> explicados</text:span><text:span text:style-name="T24"> por el profesor del curso </text:span><text:span text:style-name="T36">durante </text:span><text:span text:style-name="T30">las sesiones teóricas</text:span><text:span text:style-name="T36"> </text:span><text:span text:style-name="T24">y también a través de lecturas previamente asignadas. </text:span><text:span text:style-name="T30">Las sesiones prácticas se destina</text:span><text:span text:style-name="T37">rán</text:span><text:span text:style-name="T30"> a la realización de diferentes ejercicios de programación por parte de los estudiantes.</text:span></text:p>
      <text:p text:style-name="P6"/>
      <text:p text:style-name="P157">Los contenidos de las lecciones están disponibles en la plataforma Mediación Virtual y también en el sitio web del curso<text:span text:style-name="Fuente_20_de_20_párrafo_20_predeter."><text:span text:style-name="T91"> </text:span></text:span><text:span text:style-name="Fuente_20_de_20_párrafo_20_predeter."><text:span text:style-name="T116">(</text:span></text:span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https://gf06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67">57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-pro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67">gramacionsig</text:span></text:span></text:a><text:a xlink:type="simple" xlink:href="https://gf0657-programacionsig.github.io/2022-ii/" text:style-name="Internet_20_link" text:visited-style-name="Visited_20_Internet_20_Link"><text:span text:style-name="Fuente_20_de_20_párrafo_20_predeter."><text:span text:style-name="T91">.github.io/2022-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67">i</text:span></text:span></text:a><text:a xlink:type="simple" xlink:href="https://gf0604-procesamientodatosgeograficos.github.io/2022-i/" text:style-name="Internet_20_link" text:visited-style-name="Visited_20_Internet_20_Link"><text:span text:style-name="Fuente_20_de_20_párrafo_20_predeter."><text:span text:style-name="T91">i/</text:span></text:span></text:a><text:span text:style-name="Fuente_20_de_20_párrafo_20_predeter."><text:span text:style-name="T116">)</text:span></text:span>, en el que hay enlaces a la bibliografía y <text:span text:style-name="T69">a </text:span>otros recursos de aprendizaje como tutoriales y videos.</text:p>
      <text:p text:style-name="P7"/>
      <text:p text:style-name="P39"><text:span text:style-name="T38">Dada la disponibilidad</text:span><text:span text:style-name="T36"> de diversos recursos tecnológicos que la Universidad de Costa Rica pone a disposición para el proceso de aprendizaje del estudiantado, </text:span><text:soft-page-break/><text:span text:style-name="T36">en e</text:span><text:span text:style-name="T37">ste</text:span><text:span text:style-name="T36"> curso se podrá hacer uso de herramientas tecnológicas que incluyen, </text:span><text:span text:style-name="T39">además de las ya mencionadas,</text:span><text:span text:style-name="T36"> herramientas de comunicación sincrónica en línea </text:span><text:span text:style-name="T39">(ej. Zoom)</text:span><text:span text:style-name="T36">. </text:span><text:span text:style-name="T31">Estas herramientas se utiliza</text:span><text:span text:style-name="T30">rán</text:span><text:span text:style-name="T31"> como apoyo a las clases presenciales y también en el caso de que, por fuerza mayor, la clase </text:span><text:span text:style-name="T30">deba ser impartida de manera </text:span><text:span text:style-name="T37">virtual</text:span><text:span text:style-name="T31">.</text:span></text:p>
      <text:p text:style-name="P7"/>
      <text:p text:style-name="P6">Se recomienda a los estudiantes probar las diferentes herramientas y conceptos <text:span text:style-name="T89">fuera del tiempo de clase</text:span> y aprovechar las lecciones <text:span text:style-name="T90">y las horas de consulta </text:span>para aclarar dudas.</text:p>
      <text:p text:style-name="P5"/>
      <text:p text:style-name="P46">5. EVALUACIÓN.</text:p>
      <text:p text:style-name="P50">La evaluación incluye tres componentes:</text:p>
      <text:p text:style-name="P50"/>
      <text:p text:style-name="P76"><text:span text:style-name="T46">1. </text:span><text:span text:style-name="T42">Exámenes cortos.</text:span><text:span text:style-name="T46"> </text:span><text:span text:style-name="T47">Corresponden al </text:span><text:span text:style-name="T48">25</text:span><text:span text:style-name="T46">% de la calificación final. </text:span><text:span text:style-name="T49">Tienen como propósito principal evaluar las lecturas y los conceptos teóricos cubiertos en clase. </text:span><text:span text:style-name="T47">Las semanas estimadas de realización y las secciones de la tabla de contenidos del curso a evaluar en cada examen </text:span><text:span text:style-name="T50">corto </text:span><text:span text:style-name="T47">se presentan en </text:span><text:span text:style-name="T92">la</text:span><text:span text:style-name="T47"> siguente tabla:</text:span></text:p>
      <text:p text:style-name="P50"/>
      <text:p text:style-name="P52"/>
      <table:table table:name="Exámenescortos" table:style-name="Exámenescortos">
        <table:table-column table:style-name="Exámenescortos.A"/>
        <table:table-column table:style-name="Exámenescortos.B"/>
        <table:table-column table:style-name="Exámenescortos.C"/>
        <table:table-row table:style-name="TableLine93825525618944">
          <table:table-cell table:style-name="Exámenescortos.A1" office:value-type="string">
            <text:p text:style-name="P106">Semana estimada de realización</text:p>
          </table:table-cell>
          <table:table-cell table:style-name="Exámenescortos.A1" office:value-type="string">
            <text:p text:style-name="P106">Secciones a evaluar</text:p>
          </table:table-cell>
          <table:table-cell table:style-name="Exámenescortos.A1" office:value-type="string">
            <text:p text:style-name="P108">Porcentaje de la calificación final del curso</text:p>
          </table:table-cell>
        </table:table-row>
        <table:table-row table:style-name="TableLine93825546960768">
          <table:table-cell table:style-name="Exámenescortos.A1" office:value-type="string">
            <text:p text:style-name="P110">I<text:span text:style-name="T104">V</text:span></text:p>
          </table:table-cell>
          <table:table-cell table:style-name="Exámenescortos.A1" office:value-type="string">
            <text:p text:style-name="P110">1</text:p>
          </table:table-cell>
          <table:table-cell table:style-name="Exámenescortos.A1" office:value-type="string">
            <text:p text:style-name="P111">5%</text:p>
          </table:table-cell>
        </table:table-row>
        <table:table-row table:style-name="TableLine93825490107360">
          <table:table-cell table:style-name="Exámenescortos.A1" office:value-type="string">
            <text:p text:style-name="P122">IX</text:p>
          </table:table-cell>
          <table:table-cell table:style-name="Exámenescortos.A1" office:value-type="string">
            <text:p text:style-name="P114">2</text:p>
          </table:table-cell>
          <table:table-cell table:style-name="Exámenescortos.A1" office:value-type="string">
            <text:p text:style-name="P111">5%</text:p>
          </table:table-cell>
        </table:table-row>
        <table:table-row table:style-name="TableLine93825526597120">
          <table:table-cell table:style-name="Exámenescortos.A1" office:value-type="string">
            <text:p text:style-name="P113">X<text:span text:style-name="T105">I</text:span></text:p>
          </table:table-cell>
          <table:table-cell table:style-name="Exámenescortos.A1" office:value-type="string">
            <text:p text:style-name="P114">3</text:p>
          </table:table-cell>
          <table:table-cell table:style-name="Exámenescortos.A1" office:value-type="string">
            <text:p text:style-name="P111">5%</text:p>
          </table:table-cell>
        </table:table-row>
        <table:table-row table:style-name="TableLine93825530558976">
          <table:table-cell table:style-name="Exámenescortos.A1" office:value-type="string">
            <text:p text:style-name="P113">XIV</text:p>
          </table:table-cell>
          <table:table-cell table:style-name="Exámenescortos.A1" office:value-type="string">
            <text:p text:style-name="P114">4</text:p>
          </table:table-cell>
          <table:table-cell table:style-name="Exámenescortos.A1" office:value-type="string">
            <text:p text:style-name="P114"><text:span text:style-name="T95">5</text:span>%</text:p>
          </table:table-cell>
        </table:table-row>
        <table:table-row table:style-name="TableLine93825528056064">
          <table:table-cell table:style-name="Exámenescortos.A1" office:value-type="string">
            <text:p text:style-name="P115">XVI</text:p>
          </table:table-cell>
          <table:table-cell table:style-name="Exámenescortos.A1" office:value-type="string">
            <text:p text:style-name="P115">5</text:p>
          </table:table-cell>
          <table:table-cell table:style-name="Exámenescortos.A1" office:value-type="string">
            <text:p text:style-name="P111">5%</text:p>
          </table:table-cell>
        </table:table-row>
      </table:table>
      <text:p text:style-name="P52"/>
      <text:p text:style-name="P50">2. <text:span text:style-name="T96">Tareas programadas.</text:span> <text:span text:style-name="T91">Corresponden al </text:span>4<text:span text:style-name="T97">5</text:span>% de la calificación final <text:span text:style-name="T91">del curso</text:span>. <text:span text:style-name="T98">Consisten en ejercicios de programación que deben ser resueltos por los estudiantes fuera del tiempo de clase. </text:span><text:span text:style-name="T99">Las semanas estimadas de entrega, temas a cubrir y valor de cada tarea se presentan en la siguiente tabla:</text:span></text:p>
      <text:p text:style-name="P50"/>
      <table:table table:name="tareas" table:style-name="tareas">
        <table:table-column table:style-name="tareas.A"/>
        <table:table-column table:style-name="tareas.B"/>
        <table:table-column table:style-name="tareas.C"/>
        <table:table-row table:style-name="TableLine93825527139328">
          <table:table-cell table:style-name="tareas.A1" office:value-type="string">
            <text:p text:style-name="P106">Semana estimada de entrega</text:p>
          </table:table-cell>
          <table:table-cell table:style-name="tareas.A1" office:value-type="string">
            <text:p text:style-name="P106">Tema <text:span text:style-name="T100">a desarrollar</text:span></text:p>
          </table:table-cell>
          <table:table-cell table:style-name="tareas.A1" office:value-type="string">
            <text:p text:style-name="P108">Porcentaje de la calificación final del curso</text:p>
          </table:table-cell>
        </table:table-row>
        <table:table-row table:style-name="TableLine93825526693376">
          <table:table-cell table:style-name="tareas.A1" office:value-type="string">
            <text:p text:style-name="P116">V</text:p>
          </table:table-cell>
          <table:table-cell table:style-name="tareas.A1" office:value-type="string">
            <text:p text:style-name="P117">Página web desarrollada en Markdown y publicada en Internet</text:p>
          </table:table-cell>
          <table:table-cell table:style-name="tareas.A1" office:value-type="string">
            <text:p text:style-name="P116">10%</text:p>
          </table:table-cell>
        </table:table-row>
        <table:table-row table:style-name="TableLine93825561124608">
          <table:table-cell table:style-name="tareas.A1" office:value-type="string">
            <text:p text:style-name="P116">X<text:span text:style-name="T94">I</text:span><text:span text:style-name="T105">I</text:span></text:p>
          </table:table-cell>
          <table:table-cell table:style-name="tareas.A1" office:value-type="string">
            <text:p text:style-name="P123"><text:span text:style-name="T53">Página web desarrollada </text:span><text:span text:style-name="T55">en</text:span><text:span text:style-name="T54"> </text:span><text:span text:style-name="T55">Markdown</text:span><text:span text:style-name="T54"> </text:span><text:span text:style-name="T55">y</text:span><text:span text:style-name="T54"> </text:span><text:span text:style-name="T57">con datos</text:span><text:span text:style-name="T54"> </text:span><text:span text:style-name="T56">proces</text:span><text:span text:style-name="T57">ados</text:span><text:span text:style-name="T56"> </text:span><text:span text:style-name="T57">en Python </text:span><text:span text:style-name="T56">present</text:span><text:span text:style-name="T57">ados</text:span><text:span text:style-name="T56"> en tablas y gráficos, </text:span><text:span text:style-name="T53">publicada en Internet</text:span></text:p>
          </table:table-cell>
          <table:table-cell table:style-name="tareas.A1" office:value-type="string">
            <text:p text:style-name="P116">15%</text:p>
          </table:table-cell>
        </table:table-row>
        <table:table-row table:style-name="TableLine93825525826048">
          <table:table-cell table:style-name="tareas.A1" office:value-type="string">
            <text:p text:style-name="P118">XV</text:p>
          </table:table-cell>
          <table:table-cell table:style-name="tareas.A1" office:value-type="string">
            <text:p text:style-name="P120">Tablero de control con visualizaciones tabulares, gráficas y geoespaciales, <text:span text:style-name="T72">publicado en Internet</text:span></text:p>
          </table:table-cell>
          <table:table-cell table:style-name="tareas.A1" office:value-type="string">
            <text:p text:style-name="P116">20%</text:p>
          </table:table-cell>
        </table:table-row>
      </table:table>
      <text:p text:style-name="P50"><text:soft-page-break/></text:p>
      <text:p text:style-name="P51"/>
      <text:p text:style-name="P77"><text:span text:style-name="T46">3. </text:span><text:span text:style-name="T42">Proyecto final.</text:span><text:span text:style-name="T46"> </text:span><text:span text:style-name="T51">Corresponden al </text:span><text:span text:style-name="T46">30% de la calificación final </text:span><text:span text:style-name="T51">del curso</text:span><text:span text:style-name="T46">. </text:span><text:span text:style-name="T93">Su objetivo es sintetizar</text:span><text:span text:style-name="T52"> los co</text:span><text:span text:style-name="T51">nocimientos y habilidades aprendidas durante</text:span><text:span text:style-name="T52"> el curso.</text:span></text:p>
      <text:p text:style-name="P53"/>
      <text:p text:style-name="P54"/>
      <table:table table:name="Table3" table:style-name="Table3">
        <table:table-column table:style-name="Table3.A" table:number-columns-repeated="3"/>
        <table:table-row table:style-name="TableLine93825529711360">
          <table:table-cell table:style-name="Table3.A1" office:value-type="string">
            <text:p text:style-name="P107">Semana estimada de entrega</text:p>
          </table:table-cell>
          <table:table-cell table:style-name="Table3.A1" office:value-type="string">
            <text:p text:style-name="P107">Tema <text:span text:style-name="T100">a desarrollar</text:span></text:p>
          </table:table-cell>
          <table:table-cell table:style-name="Table3.A1" office:value-type="string">
            <text:p text:style-name="P109">Porcentaje de la calificación final del curso</text:p>
          </table:table-cell>
        </table:table-row>
        <table:table-row table:style-name="TableLine93825524856064">
          <table:table-cell table:style-name="Table3.A1" office:value-type="string">
            <text:p text:style-name="P119">Semana de evaluaciones finales</text:p>
            <text:p text:style-name="P119">(<text:span text:style-name="T105">5</text:span> - <text:span text:style-name="T105">9</text:span> de <text:span text:style-name="T105">diciembre</text:span>)</text:p>
          </table:table-cell>
          <table:table-cell table:style-name="Table3.A1" office:value-type="string">
            <text:p text:style-name="P121"><text:span text:style-name="T115">Aplicación</text:span> interactiv<text:span text:style-name="T115">a</text:span> con visualizaciones tabulares, gráficas y geoespaciales, <text:span text:style-name="T72">publicado en Internet</text:span></text:p>
          </table:table-cell>
          <table:table-cell table:style-name="Table3.A1" office:value-type="string">
            <text:p text:style-name="P112">30%</text:p>
          </table:table-cell>
        </table:table-row>
      </table:table>
      <text:p text:style-name="P11"/>
      <text:p text:style-name="P47"/>
      <text:p text:style-name="P46">6. <text:s/>TRABAJO DE CAMPO</text:p>
      <text:p text:style-name="P73">Este curso no incluye trabajo de campo.</text:p>
      <text:p text:style-name="P72"/>
      <text:p text:style-name="P14"/>
      <text:p text:style-name="P66"><text:span text:style-name="Fuente_20_de_20_párrafo_20_predeter."><text:span text:style-name="T41">7. NORMATIVA DE INTERÉS <text:s/>(como primera instancia, el estudiantado puede acudir a: </text:span></text:span><text:a xlink:type="simple" xlink:href="mailto:geografia@ucr.ac.cr" office:target-frame-name="_top" xlink:show="replace" text:style-name="Internet_20_link" text:visited-style-name="Visited_20_Internet_20_Link"><text:span text:style-name="Internet_20_link"><text:span text:style-name="T41">geografia@ucr.ac.cr</text:span></text:span></text:a><text:span text:style-name="Fuente_20_de_20_párrafo_20_predeter."><text:span text:style-name="T41">; o bien, al director de Escuela: <text:s/></text:span></text:span><text:a xlink:type="simple" xlink:href="mailto:pascal.girotpignot@ucr.ac.cr" office:target-frame-name="_top" xlink:show="replace" text:style-name="Internet_20_link" text:visited-style-name="Visited_20_Internet_20_Link"><text:span text:style-name="Fuente_20_de_20_párrafo_20_predeter."><text:span text:style-name="T41">pascal.girotpignot@ucr.ac.cr</text:span></text:span></text:a><text:span text:style-name="Fuente_20_de_20_párrafo_20_predeter."><text:span text:style-name="T41"> ).</text:span></text:span></text:p>
      <text:p text:style-name="P46"/>
      <text:p text:style-name="P81"><text:span text:style-name="Fuente_20_de_20_párrafo_20_predeter."><text:span text:style-name="T25">El </text:span></text:span><text:span text:style-name="Fuente_20_de_20_párrafo_20_predeter."><text:span text:style-name="T41">Reglamento de Régimen Disciplinario del Personal Académico </text:span></text:span><text:span text:style-name="Fuente_20_de_20_párrafo_20_predeter."><text:span text:style-name="T25">establece mecanismos para resolver situaciones que afectan la excelencia en el ejercicio de la labor académica y en el desarrollo armonioso de los procesos institucionales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 Orden y Disciplina de los Estudiantes de la UCR</text:span></text:span><text:span text:style-name="Fuente_20_de_20_párrafo_20_predeter."><text:span text:style-name="T25"> regula la disciplina del estudiantado en TODOS los recintos de la Institución y en aquellas acciones u omisiones que, aunque se produzcan fuera de las instalaciones que comprometan la buena marcha o el buen nombre de la Universidad de Costa Rica. Se establecen faltas, sanciones y procedimientos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 Régimen Académico Estudiantil</text:span></text:span><text:span text:style-name="Fuente_20_de_20_párrafo_20_predeter."><text:span text:style-name="T25"> rige los procedimientos relacionados con la evaluación y orientación académica de las diversas categorías de estudiantes de la UCR. Incluye la orientación académica en cualquier época del año, las pruebas de reposición y pruebas opcionales, las necesidades educativas especiales, la igualdad y la equiparación de oportunidades, las funciones y deberes del profesor consejero, qué es un plan de estudios, la administración de los cursos, las normas de evaluación, las calificaciones e informes finales, el rendimiento académico del estudiantado, la orientación en matrícula, etc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 la Universidad de Costa Rica en contra del Hostigamiento Sexual </text:span></text:span><text:span text:style-name="Fuente_20_de_20_párrafo_20_predeter."><text:span text:style-name="T25">cubre a hombres y mujeres (docentes, administrativos y estudiantes). Esta norma está para proteger la dignidad de la persona en sus relaciones y garantiza un clima académico fundamentado en el respeto a la libertad, el trabajo, la igualdad, la equidad, el respeto mutuo y que conduzca al desarrollo intelectual, profesional y social, libre de </text:span></text:span><text:soft-page-break/><text:span text:style-name="Fuente_20_de_20_párrafo_20_predeter."><text:span text:style-name="T25">cualquier forma de discriminación y violencia. Las denuncias se interponen ante la Comisión Institucional contra el Hostigamiento Sexual, que, con total confidencialidad, da seguimiento a los casos y consultas en esta materia.</text:span></text:span></text:p>
      <text:p text:style-name="P81"><text:span text:style-name="Fuente_20_de_20_párrafo_20_predeter."><text:span text:style-name="T25">El </text:span></text:span><text:span text:style-name="Fuente_20_de_20_párrafo_20_predeter."><text:span text:style-name="T41">Reglamento del Servicio de Transportes</text:span></text:span><text:span text:style-name="Fuente_20_de_20_párrafo_20_predeter."><text:span text:style-name="T25"> que es aplicable a los miembros de la comunidad universitaria que en sus labores o actividades académicas, usen o controlen los recursos de transporte de la Universidad de Costa Rica. También se cuenta con la </text:span></text:span><text:span text:style-name="Fuente_20_de_20_párrafo_20_predeter."><text:span text:style-name="T41">Normativa para salidas de campo de la Escuela de Geografía.</text:span></text:span></text:p>
      <text:p text:style-name="P81"><text:span text:style-name="Fuente_20_de_20_párrafo_20_predeter."><text:span text:style-name="T44">En los cursos que se imparten en la Escuela de Geografía, se da especial importancia al desarrollo intelectual y académico de las personas estudiantes. Por ello, se reconoce y promueve la honestidad y la originalidad en la producción académica estudiantil. El incumplimiento de estas disposiciones, podría dar lugar incluso, a que se emprendan procesos sancionatorios a quienes las incumplan, a partir de lo establecido en el</text:span></text:span><text:span text:style-name="Fuente_20_de_20_párrafo_20_predeter."><text:span text:style-name="T45"> Reglamento de orden y disciplina de los estudiantes de la Universidad de Costa Rica </text:span></text:span><text:span text:style-name="Fuente_20_de_20_párrafo_20_predeter."><text:span text:style-name="T44">(artículo 4 y ss.)</text:span></text:span></text:p>
      <text:p text:style-name="P80"/>
      <text:p text:style-name="P80">Para casos de emergencias, comunicarse al teléfono: 2511-4911</text:p>
      <text:p text:style-name="P80"/>
      <text:p text:style-name="P79">8. BIBLIOGRAFÍA</text:p>
      <text:p text:style-name="P83"/>
      <text:p text:style-name="P84"><text:span text:style-name="Fuente_20_de_20_párrafo_20_predeter."><text:span text:style-name="T43">Bibliografía obligatoria</text:span></text:span></text:p>
      <text:p text:style-name="P97">Abba, I. V. (2021). <text:span text:style-name="T107">Git and GitHub Tutorial – Version Control for Beginners</text:span>. FreeCodeCamp.Org. <text:a xlink:type="simple" xlink:href="https://www.freecodecamp.org/news/git-and-github-for-beginners/" text:style-name="Internet_20_link" text:visited-style-name="Visited_20_Internet_20_Link">https://www.freecodecamp.org/news/git-and-github-for-beginners/</text:a></text:p>
      <text:p text:style-name="P97"><text:span text:style-name="Fuente_20_de_20_párrafo_20_predeter."><text:span text:style-name="T106"/></text:span></text:p>
      <text:p text:style-name="P102"><text:span text:style-name="Fuente_20_de_20_párrafo_20_predeter."><text:span text:style-name="T111">Geopandas contributors. (s.f.). </text:span></text:span><text:span text:style-name="Fuente_20_de_20_párrafo_20_predeter."><text:span text:style-name="T108">geopandas: Geographic pandas extensions</text:span></text:span><text:span text:style-name="Fuente_20_de_20_párrafo_20_predeter."><text:span text:style-name="T111">. Recuperado 1 de enero de 2022, de </text:span></text:span><text:a xlink:type="simple" xlink:href="http://geopandas.org/" text:style-name="Internet_20_link" text:visited-style-name="Visited_20_Internet_20_Link"><text:span text:style-name="Fuente_20_de_20_párrafo_20_predeter."><text:span text:style-name="T111">http://geopandas.org</text:span></text:span></text:a></text:p>
      <text:p text:style-name="P102"><text:span text:style-name="Fuente_20_de_20_párrafo_20_predeter."><text:span text:style-name="T106"/></text:span></text:p>
      <text:p text:style-name="P97"><text:span text:style-name="Fuente_20_de_20_párrafo_20_predeter."><text:span text:style-name="T111">Gillies, S. (s.f.</text:span></text:span><text:span text:style-name="Fuente_20_de_20_párrafo_20_predeter."><text:span text:style-name="T112">a</text:span></text:span><text:span text:style-name="Fuente_20_de_20_párrafo_20_predeter."><text:span text:style-name="T111">). </text:span></text:span><text:span text:style-name="Fuente_20_de_20_párrafo_20_predeter."><text:span text:style-name="T108">Fiona: Fiona reads and writes spatial data files</text:span></text:span><text:span text:style-name="Fuente_20_de_20_párrafo_20_predeter."><text:span text:style-name="T111">. Recuperado 1 de enero de 2022, de </text:span></text:span><text:a xlink:type="simple" xlink:href="http://github.com/Toblerity/Fiona" text:style-name="Internet_20_link" text:visited-style-name="Visited_20_Internet_20_Link"><text:span text:style-name="Fuente_20_de_20_párrafo_20_predeter."><text:span text:style-name="T111">http://github.com/Toblerity/Fiona</text:span></text:span></text:a></text:p>
      <text:p text:style-name="P97"><text:span text:style-name="Fuente_20_de_20_párrafo_20_predeter."><text:span text:style-name="T106"/></text:span></text:p>
      <text:p text:style-name="P97"><text:span text:style-name="Fuente_20_de_20_párrafo_20_predeter."><text:span text:style-name="T111">Gillies, S. (s.f.</text:span></text:span><text:span text:style-name="Fuente_20_de_20_párrafo_20_predeter."><text:span text:style-name="T112">b</text:span></text:span><text:span text:style-name="Fuente_20_de_20_párrafo_20_predeter."><text:span text:style-name="T111">). </text:span></text:span><text:span text:style-name="Fuente_20_de_20_párrafo_20_predeter."><text:span text:style-name="T108">rasterio: Fast and direct raster I/O for use with Numpy and SciPy</text:span></text:span><text:span text:style-name="Fuente_20_de_20_párrafo_20_predeter."><text:span text:style-name="T111">. Recuperado 1 de enero de 2022, de </text:span></text:span><text:a xlink:type="simple" xlink:href="https://github.com/mapbox/rasterio" text:style-name="Internet_20_link" text:visited-style-name="Visited_20_Internet_20_Link"><text:span text:style-name="Fuente_20_de_20_párrafo_20_predeter."><text:span text:style-name="T111">https://github.com/mapbox/rasterio</text:span></text:span></text:a></text:p>
      <text:p text:style-name="P97"><text:span text:style-name="Fuente_20_de_20_párrafo_20_predeter."><text:span text:style-name="T106"/></text:span></text:p>
      <text:p text:style-name="P99"><text:span text:style-name="Fuente_20_de_20_párrafo_20_predeter."><text:span text:style-name="T111">Gillies, S. (s.f.</text:span></text:span><text:span text:style-name="Fuente_20_de_20_párrafo_20_predeter."><text:span text:style-name="T112">c</text:span></text:span><text:span text:style-name="Fuente_20_de_20_párrafo_20_predeter."><text:span text:style-name="T111">). </text:span></text:span><text:span text:style-name="Fuente_20_de_20_párrafo_20_predeter."><text:span text:style-name="T108">Shapely: Geometric objects, predicates, and operations</text:span></text:span><text:span text:style-name="Fuente_20_de_20_párrafo_20_predeter."><text:span text:style-name="T111">. Recuperado 1 de enero de 2022, de </text:span></text:span><text:a xlink:type="simple" xlink:href="https://github.com/Toblerity/Shapely" text:style-name="Internet_20_link" text:visited-style-name="Visited_20_Internet_20_Link"><text:span text:style-name="Fuente_20_de_20_párrafo_20_predeter."><text:span text:style-name="T111">https://github.com/Toblerity/Shapely</text:span></text:span></text:a></text:p>
      <text:p text:style-name="P99"><text:span text:style-name="Fuente_20_de_20_párrafo_20_predeter."><text:span text:style-name="T106"/></text:span></text:p>
      <text:p text:style-name="P102"><text:span text:style-name="Fuente_20_de_20_párrafo_20_predeter."><text:span text:style-name="T111">Kaggle. (s.f.). </text:span></text:span><text:span text:style-name="Fuente_20_de_20_párrafo_20_predeter."><text:span text:style-name="T108">Learn Geospatial Analysis Tutorials</text:span></text:span><text:span text:style-name="Fuente_20_de_20_párrafo_20_predeter."><text:span text:style-name="T111">. Recuperado 30 de diciembre de 2021, de </text:span></text:span><text:a xlink:type="simple" xlink:href="https://www.kaggle.com/learn/geospatial-analysis" text:style-name="Internet_20_link" text:visited-style-name="Visited_20_Internet_20_Link"><text:span text:style-name="Fuente_20_de_20_párrafo_20_predeter."><text:span text:style-name="T111">https://www.kaggle.com/learn/geospatial-analysis</text:span></text:span></text:a></text:p>
      <text:p text:style-name="P102"><text:span text:style-name="Fuente_20_de_20_párrafo_20_predeter."><text:span text:style-name="T106"/></text:span></text:p>
      <text:p text:style-name="P97"><text:soft-page-break/><text:span text:style-name="T107">Markdown Tutorial</text:span>. (s.f.). Recuperado 19 de marzo de 2022, de <text:a xlink:type="simple" xlink:href="https://www.markdowntutorial.com/" text:style-name="Internet_20_link" text:visited-style-name="Visited_20_Internet_20_Link">https://www.markdowntutorial.com/</text:a></text:p>
      <text:p text:style-name="P97"/>
      <text:p text:style-name="P97">Oliphant, T. E. (s.f.). <text:span text:style-name="T107">numpy: NumPy is the fundamental package for array computing with Python</text:span>. Recuperado 1 de enero de 2022, de <text:a xlink:type="simple" xlink:href="https://www.numpy.org/" text:style-name="Internet_20_link" text:visited-style-name="Visited_20_Internet_20_Link">https://www.numpy.org</text:a></text:p>
      <text:p text:style-name="P97"/>
      <text:p text:style-name="P97">P, C. (s.f.). <text:span text:style-name="T107">plotly: An open-source, interactive data visualization library for Python</text:span>. Recuperado 1 de enero de 2022, de <text:a xlink:type="simple" xlink:href="https://plotly.com/python/" text:style-name="Internet_20_link" text:visited-style-name="Visited_20_Internet_20_Link">https://plotly.com/python/</text:a></text:p>
      <text:p text:style-name="P97"/>
      <text:p text:style-name="P97">Rey, S. J., Arribas-Bel, D., &amp; Wolf, L. J. (2020). <text:span text:style-name="T107">Geographic Data Science with Python</text:span>. <text:a xlink:type="simple" xlink:href="https://geographicdata.science/book/" text:style-name="Internet_20_link" text:visited-style-name="Visited_20_Internet_20_Link">https://geographicdata.science/book/</text:a></text:p>
      <text:p text:style-name="P97"/>
      <text:p text:style-name="P103"><text:span text:style-name="Fuente_20_de_20_párrafo_20_predeter."><text:span text:style-name="T111">Richards, T. (2021). </text:span></text:span><text:span text:style-name="Fuente_20_de_20_párrafo_20_predeter."><text:span text:style-name="T108">Getting started with Streamlit for data science: Create and deploy Streamlit web applications from scratch in Python</text:span></text:span><text:span text:style-name="Fuente_20_de_20_párrafo_20_predeter."><text:span text:style-name="T111">. Packt Publishing. </text:span></text:span><text:a xlink:type="simple" xlink:href="https://www.packtpub.com/product/getting-started-with-streamlit-for-data-science/9781800565500" text:style-name="Internet_20_link" text:visited-style-name="Visited_20_Internet_20_Link"><text:span text:style-name="Fuente_20_de_20_párrafo_20_predeter."><text:span text:style-name="T111">https://www.packtpub.com/product/getting-started-with-streamlit-for-data-science/9781800565500</text:span></text:span></text:a></text:p>
      <text:p text:style-name="P103"/>
      <text:p text:style-name="P97">Severance, D. C. R. (2016). <text:span text:style-name="T107">Python for Everybody: Exploring Data in Python 3</text:span> (S. Blumenberg &amp; E. Hauser, Eds.). CreateSpace Independent Publishing Platform. <text:a xlink:type="simple" xlink:href="https://www.py4e.com/html3/" text:style-name="Internet_20_link" text:visited-style-name="Visited_20_Internet_20_Link">https://www.py4e.com/html3/</text:a></text:p>
      <text:p text:style-name="P97"/>
      <text:p text:style-name="P97">The Pandas Development Team. (s.f.). <text:span text:style-name="T107">pandas: Powerful data structures for data analysis, time series, and statistics</text:span>. Recuperado 1 de enero de 2022, de <text:a xlink:type="simple" xlink:href="https://pandas.pydata.org/" text:style-name="Internet_20_link" text:visited-style-name="Visited_20_Internet_20_Link">https://pandas.pydata.org</text:a></text:p>
      <text:p text:style-name="P97"/>
      <text:p text:style-name="P97">Story, R. (s.f.). <text:span text:style-name="T107">folium: Make beautiful maps with Leaflet.js &amp; Python</text:span>. Recuperado 1 de enero de 2022, de <text:a xlink:type="simple" xlink:href="https://github.com/python-visualization/folium" text:style-name="Internet_20_link" text:visited-style-name="Visited_20_Internet_20_Link">https://github.com/python-visualization/folium</text:a></text:p>
      <text:p text:style-name="P97"/>
      <text:p text:style-name="P81"><text:span text:style-name="Fuente_20_de_20_párrafo_20_predeter."><text:span text:style-name="T41"/></text:span></text:p>
      <text:p text:style-name="P82"><text:span text:style-name="Fuente_20_de_20_párrafo_20_predeter."><text:span text:style-name="T41">Bibliografía complementaria</text:span></text:span></text:p>
      <text:p text:style-name="P98">Arribas-Bel, D. (2019). A course on Geographic Data Science. <text:span text:style-name="T107">Journal of Open Source Education</text:span>, <text:span text:style-name="T107">2</text:span>(14), 42. <text:a xlink:type="simple" xlink:href="https://doi.org/10.21105/jose.00042" text:style-name="Internet_20_link" text:visited-style-name="Visited_20_Internet_20_Link">https://doi.org/10.21105/jose.00042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Bartomeus Lab. (2016). </text:span></text:span><text:span text:style-name="Fuente_20_de_20_párrafo_20_predeter."><text:span text:style-name="T108">A reproducible workflow</text:span></text:span><text:span text:style-name="Fuente_20_de_20_párrafo_20_predeter."><text:span text:style-name="T111">. </text:span></text:span><text:a xlink:type="simple" xlink:href="https://www.youtube.com/watch?v=s3JldKoA0zw" text:style-name="Internet_20_link" text:visited-style-name="Visited_20_Internet_20_Link"><text:span text:style-name="Fuente_20_de_20_párrafo_20_predeter."><text:span text:style-name="T111">https://www.youtube.com/watch?v=s3JldKoA0zw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Dorman, M. (2021). </text:span></text:span><text:span text:style-name="Fuente_20_de_20_párrafo_20_predeter."><text:span text:style-name="T108">Spatial Data Programming with Python</text:span></text:span><text:span text:style-name="Fuente_20_de_20_párrafo_20_predeter."><text:span text:style-name="T111">. </text:span></text:span><text:a xlink:type="simple" xlink:href="https://geobgu.xyz/py/" text:style-name="Internet_20_link" text:visited-style-name="Visited_20_Internet_20_Link"><text:span text:style-name="Fuente_20_de_20_párrafo_20_predeter."><text:span text:style-name="T111">https://geobgu.xyz/py/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FOSS4G. (2021). </text:span></text:span><text:span text:style-name="Fuente_20_de_20_párrafo_20_predeter."><text:span text:style-name="T108">FOSS4G2021—Open source for open spatial data science—Anita Graser</text:span></text:span><text:span text:style-name="Fuente_20_de_20_párrafo_20_predeter."><text:span text:style-name="T111">. </text:span></text:span><text:a xlink:type="simple" xlink:href="https://www.youtube.com/watch?v=ZjXb53pOor0" text:style-name="Internet_20_link" text:visited-style-name="Visited_20_Internet_20_Link"><text:span text:style-name="Fuente_20_de_20_párrafo_20_predeter."><text:span text:style-name="T111">https://www.youtube.com/watch?v=ZjXb53pOor0</text:span></text:span></text:a></text:p>
      <text:p text:style-name="P98"><text:soft-page-break/><text:span text:style-name="Fuente_20_de_20_párrafo_20_predeter."><text:span text:style-name="T106"/></text:span></text:p>
      <text:p text:style-name="P99"><text:span text:style-name="Fuente_20_de_20_párrafo_20_predeter."><text:span text:style-name="T111">Gandhi, U. (2020</text:span></text:span><text:span text:style-name="Fuente_20_de_20_párrafo_20_predeter."><text:span text:style-name="T112">a</text:span></text:span><text:span text:style-name="Fuente_20_de_20_párrafo_20_predeter."><text:span text:style-name="T111">). </text:span></text:span><text:span text:style-name="Fuente_20_de_20_párrafo_20_predeter."><text:span text:style-name="T108">Python Foundation for Spatial Analysis</text:span></text:span><text:span text:style-name="Fuente_20_de_20_párrafo_20_predeter."><text:span text:style-name="T111">. Spatial Thoughts. </text:span></text:span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11">https://spatialthoughts.com/courses/python-foundation-for-spatial-analysis/</text:span></text:span></text:a></text:p>
      <text:p text:style-name="P99"><text:a xlink:type="simple" xlink:href="https://spatialthoughts.com/courses/python-foundation-for-spatial-analysis/" text:style-name="Internet_20_link" text:visited-style-name="Visited_20_Internet_20_Link"><text:span text:style-name="Fuente_20_de_20_párrafo_20_predeter."><text:span text:style-name="T106"/></text:span></text:a></text:p>
      <text:p text:style-name="P99"><text:span text:style-name="Fuente_20_de_20_párrafo_20_predeter."><text:span text:style-name="T111">Gandhi, U. (2020</text:span></text:span><text:span text:style-name="Fuente_20_de_20_párrafo_20_predeter."><text:span text:style-name="T112">b</text:span></text:span><text:span text:style-name="Fuente_20_de_20_párrafo_20_predeter."><text:span text:style-name="T111">). </text:span></text:span><text:span text:style-name="Fuente_20_de_20_párrafo_20_predeter."><text:span text:style-name="T108">Spatial Data Visualization and Analytics</text:span></text:span><text:span text:style-name="Fuente_20_de_20_párrafo_20_predeter."><text:span text:style-name="T111">. Spatial Thoughts. </text:span></text:span><text:a xlink:type="simple" xlink:href="https://spatialthoughts.com/courses/spatial-data-viz/" text:style-name="Internet_20_link" text:visited-style-name="Visited_20_Internet_20_Link"><text:span text:style-name="Fuente_20_de_20_párrafo_20_predeter."><text:span text:style-name="T111">https://spatialthoughts.com/courses/spatial-data-viz/</text:span></text:span></text:a></text:p>
      <text:p text:style-name="P99"><text:span text:style-name="Fuente_20_de_20_párrafo_20_predeter."><text:span text:style-name="T111"/></text:span></text:p>
      <text:p text:style-name="P99"><text:span text:style-name="Fuente_20_de_20_párrafo_20_predeter."><text:span text:style-name="T111">Gandrud, C. (2020). </text:span></text:span><text:span text:style-name="Fuente_20_de_20_párrafo_20_predeter."><text:span text:style-name="T108">Reproducible research with R and RStudio</text:span></text:span><text:span text:style-name="Fuente_20_de_20_párrafo_20_predeter."><text:span text:style-name="T111"> (Third edition). CRC Press.</text:span></text:span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11">Guo, P. (2014). </text:span></text:span><text:span text:style-name="Fuente_20_de_20_párrafo_20_predeter."><text:span text:style-name="T108">Python Is Now the Most Popular Introductory Teaching Language at Top U.S. Universities</text:span></text:span><text:span text:style-name="Fuente_20_de_20_párrafo_20_predeter."><text:span text:style-name="T111">. </text:span></text:span><text:a xlink:type="simple" xlink:href="https://cacm.acm.org/blogs/blog-cacm/176450-python-is-now-the-most-popular-introductory-teaching-language-at-top-us-universities/fulltext" text:style-name="Internet_20_link" text:visited-style-name="Visited_20_Internet_20_Link"><text:span text:style-name="Fuente_20_de_20_párrafo_20_predeter."><text:span text:style-name="T111">https://cacm.acm.org/blogs/blog-cacm/176450-python-is-now-the-most-popular-introductory-teaching-language-at-top-us-universities/fulltext</text:span></text:span></text:a></text:p>
      <text:p text:style-name="P99"><text:span text:style-name="Fuente_20_de_20_párrafo_20_predeter."><text:span text:style-name="T106"/></text:span></text:p>
      <text:p text:style-name="P164"><text:span text:style-name="Fuente_20_de_20_párrafo_20_predeter."><text:span text:style-name="T111">Hwang, J. P. (2021). Building a Big Data Geographical Dashboard with Open-Source Tools. </text:span></text:span><text:span text:style-name="Fuente_20_de_20_párrafo_20_predeter."><text:span text:style-name="T110">Medium</text:span></text:span><text:span text:style-name="Fuente_20_de_20_párrafo_20_predeter."><text:span text:style-name="T111">. </text:span></text:span><text:a xlink:type="simple" xlink:href="https://medium.com/plotly/building-a-big-data-geographical-dashboard-with-open-source-tools-c5108d7d5683" text:style-name="Internet_20_link" text:visited-style-name="Visited_20_Internet_20_Link"><text:span text:style-name="Fuente_20_de_20_párrafo_20_predeter."><text:span text:style-name="T111">https://medium.com/plotly/building-a-big-data-geographical-dashboard-with-open-source-tools-c5108d7d5683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11">Krugman, P. (2013, abril 19). Opinion | The Excel Depression. </text:span></text:span><text:span text:style-name="Fuente_20_de_20_párrafo_20_predeter."><text:span text:style-name="T108">The New York Times</text:span></text:span><text:span text:style-name="Fuente_20_de_20_párrafo_20_predeter."><text:span text:style-name="T111">. </text:span></text:span><text:a xlink:type="simple" xlink:href="https://www.nytimes.com/2013/04/19/opinion/krugman-the-excel-depression.html" text:style-name="Internet_20_link" text:visited-style-name="Visited_20_Internet_20_Link"><text:span text:style-name="Fuente_20_de_20_párrafo_20_predeter."><text:span text:style-name="T111">https://www.nytimes.com/2013/04/19/opinion/krugman-the-excel-depression.html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11">Longley, P. A., Goodchild, M. F., Maguire, D. J., &amp; Rhind, D. W. (2005). </text:span></text:span><text:span text:style-name="Fuente_20_de_20_párrafo_20_predeter."><text:span text:style-name="T108">Geographic Information Systems and Science</text:span></text:span><text:span text:style-name="Fuente_20_de_20_párrafo_20_predeter."><text:span text:style-name="T111"> (2nd edition). Wiley.</text:span></text:span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11">Olaya, V. (2020). </text:span></text:span><text:span text:style-name="Fuente_20_de_20_párrafo_20_predeter."><text:span text:style-name="T108">Sistemas de Información Geográfica</text:span></text:span><text:span text:style-name="Fuente_20_de_20_párrafo_20_predeter."><text:span text:style-name="T111">. CreateSpace Independent Publishing Platform. </text:span></text:span><text:a xlink:type="simple" xlink:href="https://volaya.github.io/libro-sig/" text:style-name="Internet_20_link" text:visited-style-name="Visited_20_Internet_20_Link"><text:span text:style-name="Fuente_20_de_20_párrafo_20_predeter."><text:span text:style-name="T111">https://volaya.github.io/libro-sig/</text:span></text:span></text:a></text:p>
      <text:p text:style-name="P99"><text:span text:style-name="Fuente_20_de_20_párrafo_20_predeter."><text:span text:style-name="T106"/></text:span></text:p>
      <text:p text:style-name="P99"><text:span text:style-name="Fuente_20_de_20_párrafo_20_predeter."><text:span text:style-name="T111">Peng, R. D. (2011). Reproducible Research in Computational Science. </text:span></text:span><text:span text:style-name="Fuente_20_de_20_párrafo_20_predeter."><text:span text:style-name="T108">Science</text:span></text:span><text:span text:style-name="Fuente_20_de_20_párrafo_20_predeter."><text:span text:style-name="T111">, </text:span></text:span><text:span text:style-name="Fuente_20_de_20_párrafo_20_predeter."><text:span text:style-name="T108">334</text:span></text:span><text:span text:style-name="Fuente_20_de_20_párrafo_20_predeter."><text:span text:style-name="T111">(6060), 1226-1227. </text:span></text:span><text:a xlink:type="simple" xlink:href="https://doi.org/10.1126/science.1213847" text:style-name="Internet_20_link" text:visited-style-name="Visited_20_Internet_20_Link"><text:span text:style-name="Fuente_20_de_20_párrafo_20_predeter."><text:span text:style-name="T111">https://doi.org/10.1126/science.1213847</text:span></text:span></text:a></text:p>
      <text:p text:style-name="P99"><text:span text:style-name="Fuente_20_de_20_párrafo_20_predeter."><text:span text:style-name="T106"/></text:span></text:p>
      <text:p text:style-name="P100">Python Software Foundation. (2021). <text:span text:style-name="T107">Python Language Reference</text:span>. <text:a xlink:type="simple" xlink:href="https://www.python.org/" text:style-name="Internet_20_link" text:visited-style-name="Visited_20_Internet_20_Link">https://www.python.org/</text:a></text:p>
      <text:p text:style-name="P100"><text:span text:style-name="Fuente_20_de_20_párrafo_20_predeter."><text:span text:style-name="T106"/></text:span></text:p>
      <text:p text:style-name="P98"><text:span text:style-name="Fuente_20_de_20_párrafo_20_predeter."><text:span text:style-name="T111">Robinson, D. (2017). </text:span></text:span><text:span text:style-name="Fuente_20_de_20_párrafo_20_predeter."><text:span text:style-name="T108">The Incredible Growth of Python</text:span></text:span><text:span text:style-name="Fuente_20_de_20_párrafo_20_predeter."><text:span text:style-name="T111">. Stack Overflow Blog. </text:span></text:span><text:a xlink:type="simple" xlink:href="https://stackoverflow.blog/2017/09/06/incredible-growth-python/" text:style-name="Internet_20_link" text:visited-style-name="Visited_20_Internet_20_Link"><text:span text:style-name="Fuente_20_de_20_párrafo_20_predeter."><text:span text:style-name="T111">https://stackoverflow.blog/2017/09/06/incredible-growth-python/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Schmitt, M. (2020). </text:span></text:span><text:span text:style-name="Fuente_20_de_20_párrafo_20_predeter."><text:span text:style-name="T108">Data dashboarding tools | Streamlit v.s. Dash v.s. Shiny vs. Voila vs. Flask vs. Jupyter</text:span></text:span><text:span text:style-name="Fuente_20_de_20_párrafo_20_predeter."><text:span text:style-name="T111">. </text:span></text:span><text:a xlink:type="simple" xlink:href="https://www.datarevenue.com/en-blog/data-dashboarding-streamlit-vs-dash-vs-shiny-vs-voila" text:style-name="Internet_20_link" text:visited-style-name="Visited_20_Internet_20_Link"><text:span text:style-name="Fuente_20_de_20_párrafo_20_predeter."><text:span text:style-name="T111">https://www.datarevenue.com/en-blog/data-dashboarding-streamlit-vs-dash-vs-shiny-vs-voila</text:span></text:span></text:a></text:p>
      <text:p text:style-name="P98"><text:span text:style-name="Fuente_20_de_20_párrafo_20_predeter."><text:span text:style-name="T106"/></text:span></text:p>
      <text:p text:style-name="P101"><text:soft-page-break/>Severance, C. (s.f.). <text:span text:style-name="T107">PY4E - Python for Everybody</text:span>. Recuperado 1 de enero de 2022, de <text:a xlink:type="simple" xlink:href="https://www.py4e.com/" text:style-name="Internet_20_link" text:visited-style-name="Visited_20_Internet_20_Link">https://www.py4e.com/</text:a></text:p>
      <text:p text:style-name="P101"><text:span text:style-name="Fuente_20_de_20_párrafo_20_predeter."><text:span text:style-name="T106"/></text:span></text:p>
      <text:p text:style-name="P98"><text:span text:style-name="Fuente_20_de_20_párrafo_20_predeter."><text:span text:style-name="T111">Singleton, A., &amp; Arribas‐Bel, D. (2019). Geographic Data Science. </text:span></text:span><text:span text:style-name="Fuente_20_de_20_párrafo_20_predeter."><text:span text:style-name="T108">Geographical Analysis</text:span></text:span><text:span text:style-name="Fuente_20_de_20_párrafo_20_predeter."><text:span text:style-name="T111">, gean.12194. </text:span></text:span><text:a xlink:type="simple" xlink:href="https://doi.org/10.1111/gean.12194" text:style-name="Internet_20_link" text:visited-style-name="Visited_20_Internet_20_Link"><text:span text:style-name="Fuente_20_de_20_párrafo_20_predeter."><text:span text:style-name="T111">https://doi.org/10.1111/gean.12194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Singleton, A. D., Spielman, S., &amp; Brunsdon, C. (2016). Establishing a framework for Open Geographic Information science. </text:span></text:span><text:span text:style-name="Fuente_20_de_20_párrafo_20_predeter."><text:span text:style-name="T108">International Journal of Geographical Information Science</text:span></text:span><text:span text:style-name="Fuente_20_de_20_párrafo_20_predeter."><text:span text:style-name="T111">, </text:span></text:span><text:span text:style-name="Fuente_20_de_20_párrafo_20_predeter."><text:span text:style-name="T108">30</text:span></text:span><text:span text:style-name="Fuente_20_de_20_párrafo_20_predeter."><text:span text:style-name="T111">(8), 1507-1521. </text:span></text:span><text:a xlink:type="simple" xlink:href="https://doi.org/10.1080/13658816.2015.1137579" text:style-name="Internet_20_link" text:visited-style-name="Visited_20_Internet_20_Link"><text:span text:style-name="Fuente_20_de_20_párrafo_20_predeter."><text:span text:style-name="T111">https://doi.org/10.1080/13658816.2015.1137579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Streamlit Inc. (s.f.). </text:span></text:span><text:span text:style-name="Fuente_20_de_20_párrafo_20_predeter."><text:span text:style-name="T108">streamlit: The fastest way to build data apps in Python</text:span></text:span><text:span text:style-name="Fuente_20_de_20_párrafo_20_predeter."><text:span text:style-name="T111">. Recuperado 1 de enero de 2022, de </text:span></text:span><text:a xlink:type="simple" xlink:href="https://streamlit.io/" text:style-name="Internet_20_link" text:visited-style-name="Visited_20_Internet_20_Link"><text:span text:style-name="Fuente_20_de_20_párrafo_20_predeter."><text:span text:style-name="T111">https://streamlit.io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Tenkanen, H., Heikinheimo, V., &amp; Aagesen, H. W. (2021). </text:span></text:span><text:span text:style-name="Fuente_20_de_20_párrafo_20_predeter."><text:span text:style-name="T108">Automating GIS-processes</text:span></text:span><text:span text:style-name="Fuente_20_de_20_párrafo_20_predeter."><text:span text:style-name="T111">. </text:span></text:span><text:a xlink:type="simple" xlink:href="https://autogis-site.readthedocs.io/en/latest/" text:style-name="Internet_20_link" text:visited-style-name="Visited_20_Internet_20_Link"><text:span text:style-name="Fuente_20_de_20_párrafo_20_predeter."><text:span text:style-name="T111">https://autogis-site.readthedocs.io/en/latest/</text:span></text:span></text:a></text:p>
      <text:p text:style-name="P98"><text:span text:style-name="Fuente_20_de_20_párrafo_20_predeter."><text:span text:style-name="T106"/></text:span></text:p>
      <text:p text:style-name="P98"><text:span text:style-name="Fuente_20_de_20_párrafo_20_predeter."><text:span text:style-name="T111">Whipp, D., Tenkanen, H., Heikinheimo, V., &amp; Aagesen, H. W. (2021). </text:span></text:span><text:span text:style-name="Fuente_20_de_20_párrafo_20_predeter."><text:span text:style-name="T108">Geo-Python</text:span></text:span><text:span text:style-name="Fuente_20_de_20_párrafo_20_predeter."><text:span text:style-name="T111">. </text:span></text:span><text:a xlink:type="simple" xlink:href="https://geo-python-site.readthedocs.io/en/latest/" text:style-name="Internet_20_link" text:visited-style-name="Visited_20_Internet_20_Link"><text:span text:style-name="Fuente_20_de_20_párrafo_20_predeter."><text:span text:style-name="T111">https://geo-python-site.readthedocs.io/en/latest/</text:span></text:span></text:a></text:p>
      <text:p text:style-name="P98"><text:span text:style-name="Fuente_20_de_20_párrafo_20_predeter."><text:span text:style-name="T106"/></text:span></text:p>
      <text:p text:style-name="P98">Wu, Q. (2021). A streamlit app for creating timelapse of annual Landsat imagery (1984–2021). <text:span text:style-name="T107">Medium</text:span>. <text:a xlink:type="simple" xlink:href="https://giswqs.medium.com/a-streamlit-app-for-creating-timelapse-of-annual-landsat-imagery-1984-2021-3db407a8ac32" text:style-name="Internet_20_link" text:visited-style-name="Visited_20_Internet_20_Link">https://giswqs.medium.com/a-streamlit-app-for-creating-timelapse-of-annual-landsat-imagery-1984-2021-3db407a8ac32</text:a></text:p>
      <text:p text:style-name="P98"/>
      <text:p text:style-name="P98">Wu, Q. (s.f.). <text:span text:style-name="T107">Geographic Software Design</text:span>. Recuperado 2 de enero de 2022, de <text:a xlink:type="simple" xlink:href="https://www.youtube.com/playlist?list=PLAxJ4-o7ZoPeUqGpMhvJoVk5G-TrvMAd-" text:style-name="Internet_20_link" text:visited-style-name="Visited_20_Internet_20_Link">https://www.youtube.com/playlist?list=PLAxJ4-o7ZoPeUqGpMhvJoVk5G-TrvMAd-</text:a></text:p>
      <text:p text:style-name="P105"><text:span text:style-name="Fuente_20_de_20_párrafo_20_predeter."><text:span text:style-name="T106"/></text:span></text:p>
      <text:p text:style-name="P105"><text:span text:style-name="Fuente_20_de_20_párrafo_20_predeter."><text:span text:style-name="T106"/></text:span></text:p>
      <text:p text:style-name="P105"><text:span text:style-name="Fuente_20_de_20_párrafo_20_predeter."><text:span text:style-name="T106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Calibri1" svg:font-family="Calibri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Standard_20__28_user_29_" style:display-name="Standard (user)" style:family="paragraph">
      <style:paragraph-properties fo:hyphenation-ladder-count="no-limit"/>
      <style:text-properties fo:color="#00000a" style:font-name="Times New Roman" fo:font-family="'Times New Roman'" style:font-family-generic="roman" style:font-pitch="variable" fo:language="es" fo:country="CR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Tabla1" style:family="table">
      <style:table-properties style:width="7.2806in" fo:margin-left="-0.0819in" table:align="left"/>
    </style:style>
    <style:style style:name="Tabla1.A" style:family="table-column">
      <style:table-column-properties style:column-width="2.6576in"/>
    </style:style>
    <style:style style:name="Tabla1.B" style:family="table-column">
      <style:table-column-properties style:column-width="2.0701in"/>
    </style:style>
    <style:style style:name="Tabla1.C" style:family="table-column">
      <style:table-column-properties style:column-width="2.5528in"/>
    </style:style>
    <style:style style:name="Tabla1.A1" style:family="table-cell">
      <style:table-cell-properties style:vertical-align="middle" fo:background-color="#ffffff" fo:padding-left="0.0819in" fo:padding-right="0.075in" fo:padding-top="0.0382in" fo:padding-bottom="0.0382in" fo:border-left="none" fo:border-right="none" fo:border-top="none" fo:border-bottom="0.25pt solid #000000" style:writing-mode="lr-tb">
        <style:background-image/>
      </style:table-cell-properties>
    </style:style>
    <style:style style:name="MP1" style:family="paragraph" style:parent-style-name="Footer">
      <style:paragraph-properties fo:margin-left="0in" fo:margin-right="0.25in" fo:text-align="center" style:justify-single-word="false" fo:text-indent="0in" style:auto-text-indent="false"/>
    </style:style>
    <style:style style:name="MP2" style:family="paragraph">
      <loext:graphic-properties draw:fill="none"/>
    </style:style>
    <style:style style:name="MP3" style:family="paragraph" style:parent-style-name="Footer">
      <style:paragraph-properties fo:margin-left="0in" fo:margin-right="0.25in" fo:text-indent="0in" style:auto-text-indent="false"/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P4" style:family="paragraph" style:parent-style-name="Footer">
      <style:paragraph-properties fo:margin-left="0in" fo:margin-right="0.25in" fo:text-indent="0in" style:auto-text-indent="false"/>
      <style:text-properties style:font-name="Calibri Light" fo:font-size="8pt" style:font-size-asian="8pt" style:font-name-complex="Times New Roman" style:font-size-complex="8pt"/>
    </style:style>
    <style:style style:name="MP5" style:family="paragraph" style:parent-style-name="Footer">
      <style:paragraph-properties fo:margin-left="0in" fo:margin-right="0.25in" fo:text-indent="0in" style:auto-text-indent="false"/>
    </style:style>
    <style:style style:name="MP6" style:family="paragraph" style:parent-style-name="Encabezado">
      <style:paragraph-properties fo:margin-left="0in" fo:margin-right="0.0535in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7" style:family="paragraph" style:parent-style-name="Encabezado">
      <style:paragraph-properties fo:margin-left="0in" fo:margin-right="0.0535in" fo:text-align="center" style:justify-single-word="false" fo:text-indent="0in" style:auto-text-indent="false">
        <style:tab-stops>
          <style:tab-stop style:position="3in" style:type="center"/>
          <style:tab-stop style:position="6in" style:type="right"/>
          <style:tab-stop style:position="6.5957in" style:type="right"/>
        </style:tab-stops>
      </style:paragraph-properties>
    </style:style>
    <style:style style:name="MP8" style:family="paragraph" style:parent-style-name="Encabezado">
      <style:paragraph-properties fo:text-align="end" style:justify-single-word="false"/>
    </style:style>
    <style:style style:name="MT1" style:family="text">
      <style:text-properties style:font-name="Calibri Light" fo:font-size="8pt" fo:font-weight="bold" style:font-size-asian="8pt" style:font-weight-asian="bold" style:font-name-complex="Times New Roman" style:font-size-complex="8pt" style:font-weight-complex="bold"/>
    </style:style>
    <style:style style:name="MT2" style:family="text">
      <style:text-properties style:font-name="Calibri Light" fo:font-size="8pt" style:font-size-asian="8pt" style:font-name-complex="Times New Roman" style:font-size-complex="8pt" style:font-weight-complex="bold"/>
    </style:style>
    <style:style style:name="MT3" style:family="text">
      <style:text-properties fo:color="#000000" style:font-name="Calibri Light" fo:font-size="8pt" style:text-underline-style="none" style:font-size-asian="8pt" style:font-name-complex="Times New Roman" style:font-size-complex="8pt" style:font-weight-complex="bold"/>
    </style:style>
    <style:style style:name="MT4" style:family="text">
      <style:text-properties fo:color="#000000" style:font-name="Calibri Light" fo:font-style="italic" style:text-underline-style="none" style:font-style-asian="italic" style:font-name-complex="Times New Roman" style:font-weight-complex="bold"/>
    </style:style>
    <style:style style:name="MT5" style:family="text">
      <style:text-properties style:font-name="Calibri Light" fo:font-style="italic" style:font-style-asian="italic" style:font-name-complex="Times New Roman" style:font-weight-complex="bold"/>
    </style:style>
    <style:style style:name="MT6" style:family="text">
      <style:text-properties style:font-name="Calibri Light" fo:font-style="italic" style:text-underline-style="none" style:font-style-asian="italic" style:font-name-complex="Times New Roman" style:font-weight-complex="bold"/>
    </style:style>
    <style:style style:name="MT7" style:family="text">
      <style:text-properties style:font-name="Calibri Light" style:text-underline-style="none" style:font-name-complex="Times New Roman" style:font-weight-complex="bold"/>
    </style:style>
    <style:style style:name="MT8" style:family="text">
      <style:text-properties style:font-name="Calibri Light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Times New Roman" style:font-size-complex="8pt" style:font-weight-complex="bold"/>
    </style:style>
    <style:style style:name="MT9" style:family="text">
      <style:text-properties fo:font-size="11pt" style:font-size-asian="11pt"/>
    </style:style>
    <style:style style:name="MT10" style:family="text">
      <style:text-properties fo:font-variant="small-caps" style:font-name="Calibri" fo:font-size="40pt" style:text-underline-style="solid" style:text-underline-width="auto" style:text-underline-color="#0070c0" style:text-underline-mode="continuous" style:text-overline-mode="continuous" style:text-line-through-mode="continuous" style:font-size-asian="40pt" style:font-name-complex="Calibri" style:font-size-complex="4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.548in, 0in, 0.548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138in" svg:stroke-color="#000000" svg:stroke-opacity="100%" draw:stroke-linejoin="miter" svg:stroke-linecap="butt" draw:fill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4693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1.0646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eLine93825524903584">
            <table:table-cell table:style-name="Tabla1.A1" office:value-type="string">
              <text:p text:style-name="MP6"><draw:frame draw:style-name="Mfr2" draw:name="Imagen1" text:anchor-type="as-char" svg:y="0in" svg:width="1.9898in" style:rel-width="scale" svg:height="0.8016in" style:rel-height="scale" draw:z-index="10"><draw:image xlink:href="Pictures/1000020100000435000002014AA292AE2CC1FE7E.png" xlink:type="simple" xlink:show="embed" xlink:actuate="onLoad" loext:mime-type="image/png"/><svg:desc>firma_horizontal_cmyk.png</svg:desc></draw:frame></text:p>
            </table:table-cell>
            <table:table-cell table:style-name="Tabla1.A1" office:value-type="string">
              <text:p text:style-name="MP7"><text:span text:style-name="Fuente_20_de_20_párrafo_20_predeter."><text:span text:style-name="MT9">Página </text:span></text:span><text:span text:style-name="Fuente_20_de_20_párrafo_20_predeter."><text:span text:style-name="MT9"><text:page-number text:select-page="current">11</text:page-number></text:span></text:span><text:span text:style-name="Fuente_20_de_20_párrafo_20_predeter."><text:span text:style-name="MT9"><text:s/>de </text:span></text:span><text:span text:style-name="Fuente_20_de_20_párrafo_20_predeter."><text:span text:style-name="MT9"><text:page-count>11</text:page-count></text:span></text:span></text:p>
              <text:p text:style-name="MP6"/>
            </table:table-cell>
            <table:table-cell table:style-name="Tabla1.A1" office:value-type="string">
              <text:p text:style-name="MP8"><draw:frame draw:style-name="Mfr3" draw:name="Forma1" text:anchor-type="paragraph" svg:x="0.4043in" svg:y="-0.1264in" svg:width="2.1299in" style:rel-width="scale" svg:height="0.9965in" style:rel-height="scale" draw:z-index="43"><draw:image xlink:href="Pictures/100002010000035D0000019F2A9E7BCCB108298E.png" xlink:type="simple" xlink:show="embed" xlink:actuate="onLoad" loext:mime-type="image/png"/></draw:frame><text:span text:style-name="Fuente_20_de_20_párrafo_20_predeter."><text:span text:style-name="MT10"/></text:span></text:p>
            </table:table-cell>
          </table:table-row>
        </table:table>
        <text:p text:style-name="Standard"/>
      </style:header>
      <style:footer>
        <text:p text:style-name="MP1"><draw:frame draw:style-name="Mfr1" draw:name="Imagen2" text:anchor-type="paragraph" svg:x="5.4272in" svg:y="-0.0772in" svg:width="1.4909in" style:rel-width="scale" svg:height="1.2in" style:rel-height="scale" draw:z-index="32"><draw:image xlink:href="Pictures/10000000000001EA000001ADADBC31F0BA639A5B.png" xlink:type="simple" xlink:show="embed" xlink:actuate="onLoad" loext:mime-type="image/png"/></draw:frame><draw:connector text:anchor-type="paragraph" draw:z-index="21" draw:name="Forma1" draw:style-name="Mgr1" draw:text-style-name="MP2" draw:type="line" svg:x1="-0.0969in" svg:y1="0.0543in" svg:x2="6.4437in" svg:y2="0.0543in" svg:d="M-247 138h16614" svg:viewBox="0 0 16616 2"><text:p/></draw:connector><text:span text:style-name="Fuente_20_de_20_párrafo_20_predeter."><text:span text:style-name="MT1"/></text:span></text:p>
        <text:p text:style-name="MP3">Somos Geografía - UCR: Enseñando desde 1946 y formando profesionales a partir de 1974</text:p>
        <text:p text:style-name="MP4">Ciudad Universitaria Rodrigo Facio, San Pedro, Montes de Oca, San José, Costa Rica <text:tab/></text:p>
        <text:p text:style-name="MP5"><text:span text:style-name="Fuente_20_de_20_párrafo_20_predeter."><text:span text:style-name="MT2">Teléfonos: Recepción: </text:span></text:span><text:span text:style-name="Internet_20_link"><text:span text:style-name="MT3">2511-6402 | Asuntos Estudiantiles 2511-6469 | </text:span></text:span><text:span text:style-name="Fuente_20_de_20_párrafo_20_predeter."><text:span text:style-name="MT2">Código Postal 11501-2060</text:span></text:span></text:p>
        <text:p text:style-name="MP5"><text:span text:style-name="Internet_20_link"><text:span text:style-name="MT4">Página web: </text:span></text:span><text:a xlink:type="simple" xlink:href="http://www.geografia.fcs.ucr.ac.cr/" office:target-frame-name="_top" xlink:show="replace" text:style-name="Internet_20_link" text:visited-style-name="Visited_20_Internet_20_Link"><text:span text:style-name="Internet_20_link"><text:span text:style-name="MT5">http://www.geografia.fcs.ucr.ac.cr</text:span></text:span></text:a><text:span text:style-name="Internet_20_link"><text:span text:style-name="MT6"> </text:span></text:span><text:span text:style-name="Internet_20_link"><text:span text:style-name="MT7"><text:s/>| </text:span></text:span><text:span text:style-name="Fuente_20_de_20_párrafo_20_predeter."><text:span text:style-name="MT8">dirección electrónica: </text:span></text:span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geograf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i</text:span></text:span></text:a><text:a xlink:type="simple" xlink:href="mailto:geografia@ucr.ac.cr" office:target-frame-name="_top" xlink:show="replace" text:style-name="Internet_20_link" text:visited-style-name="Visited_20_Internet_20_Link"><text:span text:style-name="Fuente_20_de_20_párrafo_20_predeter."><text:span text:style-name="MT8">a@ucr.ac.cr</text:span>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8-07-18T11:24:00Z</meta:creation-date>
    <dc:date>2022-08-21T16:10:41.332108415</dc:date>
    <meta:editing-cycles>146</meta:editing-cycles>
    <meta:editing-duration>P1DT10H38M13S</meta:editing-duration>
    <meta:document-statistic meta:table-count="5" meta:image-count="3" meta:object-count="0" meta:page-count="11" meta:paragraph-count="256" meta:word-count="2434" meta:character-count="17460" meta:non-whitespace-character-count="15325"/>
    <meta:template xlink:type="simple" xlink:actuate="onRequest" xlink:title="" xlink:href="Normal"/>
  </office:meta>
</office:document-meta>
</file>